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5063in"/>
    </style:style>
    <style:style style:name="co3" style:family="table-column">
      <style:table-column-properties fo:break-before="auto" style:column-width="4.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<text:a xlink:href="https://www.igdb.com/games/tetris" xlink:type="simple">https://www.igdb.com/games/tetris</text:a>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<text:a xlink:href="https://www.igdb.com/games/half-life-2" xlink:type="simple">https://www.igdb.com/games/half-life-2</text:a>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dent Evil 4</text:p>
          </table:table-cell>
          <table:table-cell office:value-type="string" calcext:value-type="string">
            <text:p><text:a xlink:href="https://www.igdb.com/games/resident-evil-4" xlink:type="simple">https://www.igdb.com/games/resident-evil-4</text:a>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of Us, The</text:p>
          </table:table-cell>
          <table:table-cell office:value-type="string" calcext:value-type="string">
            <text:p><text:a xlink:href="https://www.igdb.com/games/the-last-of-us" xlink:type="simple">https://www.igdb.com/games/the-last-of-us</text:a>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end of Zelda, The: Breath of the Wild</text:p>
          </table:table-cell>
          <table:table-cell office:value-type="string" calcext:value-type="string">
            <text:p><text:a xlink:href="https://www.igdb.com/games/the-legend-of-zelda-breath-of-the-wild" xlink:type="simple">https://www.igdb.com/games/the-legend-of-zelda-breath-of-the-wild</text:a>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tcher 3, The: Wild Hunt</text:p>
          </table:table-cell>
          <table:table-cell office:value-type="string" calcext:value-type="string">
            <text:p><text:a xlink:href="https://www.igdb.com/games/the-witcher-3-wild-hunt" xlink:type="simple">https://www.igdb.com/games/the-witcher-3-wild-hunt</text:a>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end of Zelda, The: A Link to the Past</text:p>
          </table:table-cell>
          <table:table-cell office:value-type="string" calcext:value-type="string">
            <text:p><text:a xlink:href="https://www.igdb.com/games/the-legend-of-zelda-a-link-to-the-past" xlink:type="simple">https://www.igdb.com/games/the-legend-of-zelda-a-link-to-the-past</text:a>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 Dead Redemption</text:p>
          </table:table-cell>
          <table:table-cell office:value-type="string" calcext:value-type="string">
            <text:p><text:a xlink:href="https://www.igdb.com/games/red-dead-redemption" xlink:type="simple">https://www.igdb.com/games/red-dead-redemption</text:a>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per Mario 64</text:p>
          </table:table-cell>
          <table:table-cell office:value-type="string" calcext:value-type="string">
            <text:p><text:a xlink:href="https://www.igdb.com/games/super-mario-64" xlink:type="simple">https://www.igdb.com/games/super-mario-64</text:a>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end of Zelda, The: Ocarina of Time</text:p>
          </table:table-cell>
          <table:table-cell office:value-type="string" calcext:value-type="string">
            <text:p><text:a xlink:href="https://www.igdb.com/games/the-legend-of-zelda-ocarina-of-time" xlink:type="simple">https://www.igdb.com/games/the-legend-of-zelda-ocarina-of-time</text:a>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per Metroid</text:p>
          </table:table-cell>
          <table:table-cell office:value-type="string" calcext:value-type="string">
            <text:p><text:a xlink:href="https://www.igdb.com/games/super-metroid" xlink:type="simple">https://www.igdb.com/games/super-metroid</text:a>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oShock</text:p>
          </table:table-cell>
          <table:table-cell office:value-type="string" calcext:value-type="string">
            <text:p><text:a xlink:href="https://www.igdb.com/games/bioshock" xlink:type="simple">https://www.igdb.com/games/bioshock</text:a>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eet Fighter II</text:p>
          </table:table-cell>
          <table:table-cell office:value-type="string" calcext:value-type="string">
            <text:p><text:a xlink:href="https://www.igdb.com/games/street-fighter-ii" xlink:type="simple">https://www.igdb.com/games/street-fighter-ii</text:a>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<text:a xlink:href="https://www.igdb.com/games/shadow-of-the-colossus" xlink:type="simple">https://www.igdb.com/games/shadow-of-the-colossus</text:a>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s Effect 2</text:p>
          </table:table-cell>
          <table:table-cell office:value-type="string" calcext:value-type="string">
            <text:p><text:a xlink:href="https://www.igdb.com/games/mass-effect-2" xlink:type="simple">https://www.igdb.com/games/mass-effect-2</text:a></text:p>
          </table:table-cell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<text:a xlink:href="https://www.igdb.com/games/call-of-duty-4-modern-warfare" xlink:type="simple">https://www.igdb.com/games/call-of-duty-4-modern-warfare</text:a>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om (1993)</text:p>
          </table:table-cell>
          <table:table-cell office:value-type="string" calcext:value-type="string">
            <text:p><text:a xlink:href="https://www.igdb.com/games/doom" xlink:type="simple">https://www.igdb.com/games/doom</text:a></text:p>
          </table:table-cell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lo: Combat Evolved</text:p>
          </table:table-cell>
          <table:table-cell office:value-type="string" calcext:value-type="string">
            <text:p><text:a xlink:href="https://www.igdb.com/games/halo-combat-evolved" xlink:type="simple">https://www.igdb.com/games/halo-combat-evolved</text:a></text:p>
          </table:table-cell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and Theft Auto V</text:p>
          </table:table-cell>
          <table:table-cell office:value-type="string" calcext:value-type="string">
            <text:p><text:a xlink:href="https://www.igdb.com/games/grand-theft-auto-v" xlink:type="simple">https://www.igdb.com/games/grand-theft-auto-v</text:a>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<text:a xlink:href="https://www.igdb.com/games/world-of-warcraft" xlink:type="simple">https://www.igdb.com/games/world-of-warcraft</text:a>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ldenEye 007</text:p>
          </table:table-cell>
          <table:table-cell office:value-type="string" calcext:value-type="string">
            <text:p><text:a xlink:href="https://www.igdb.com/games/goldeneye-007" xlink:type="simple">https://www.igdb.com/games/goldeneye-007</text:a></text:p>
          </table:table-cell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<text:a xlink:href="https://www.igdb.com/games/portal" xlink:type="simple">https://www.igdb.com/games/portal</text:a>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oodborne</text:p>
          </table:table-cell>
          <table:table-cell office:value-type="string" calcext:value-type="string">
            <text:p><text:a xlink:href="https://www.igdb.com/games/bloodborne" xlink:type="simple">https://www.igdb.com/games/bloodborne</text:a>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al Fantasy VII</text:p>
          </table:table-cell>
          <table:table-cell office:value-type="string" calcext:value-type="string">
            <text:p><text:a xlink:href="https://www.igdb.com/games/final-fantasy-vii" xlink:type="simple">https://www.igdb.com/games/final-fantasy-vii</text:a></text:p>
          </table:table-cell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stlevania: Symphony of the Night</text:p>
          </table:table-cell>
          <table:table-cell office:value-type="string" calcext:value-type="string">
            <text:p><text:a xlink:href="https://www.igdb.com/games/castlevania-symphony-of-the-night" xlink:type="simple">https://www.igdb.com/games/castlevania-symphony-of-the-night</text:a></text:p>
          </table:table-cell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ono Trigger</text:p>
          </table:table-cell>
          <table:table-cell office:value-type="string" calcext:value-type="string">
            <text:p><text:a xlink:href="https://www.igdb.com/games/chrono-trigger" xlink:type="simple">https://www.igdb.com/games/chrono-trigger</text:a></text:p>
          </table:table-cell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er Mario World</text:p>
          </table:table-cell>
          <table:table-cell office:value-type="string" calcext:value-type="string">
            <text:p><text:a xlink:href="https://www.igdb.com/games/super-mario-world" xlink:type="simple">https://www.igdb.com/games/super-mario-world</text:a></text:p>
          </table:table-cell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der Scrolls V, The: Skyrim</text:p>
          </table:table-cell>
          <table:table-cell office:value-type="string" calcext:value-type="string">
            <text:p><text:a xlink:href="https://www.igdb.com/games/the-elder-scrolls-v-skyrim" xlink:type="simple">https://www.igdb.com/games/the-elder-scrolls-v-skyrim</text:a></text:p>
          </table:table-cell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al Gear Solid</text:p>
          </table:table-cell>
          <table:table-cell office:value-type="string" calcext:value-type="string">
            <text:p><text:a xlink:href="https://www.igdb.com/games/metal-gear-solid" xlink:type="simple">https://www.igdb.com/games/metal-gear-solid</text:a>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d of War (2018)</text:p>
          </table:table-cell>
          <table:table-cell office:value-type="string" calcext:value-type="string">
            <text:p><text:a xlink:href="https://www.igdb.com/games/god-of-war--1" xlink:type="simple">https://www.igdb.com/games/god-of-war--1</text:a></text:p>
          </table:table-cell>
          <table:table-cell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tal 2</text:p>
          </table:table-cell>
          <table:table-cell office:value-type="string" calcext:value-type="string">
            <text:p><text:a xlink:href="https://www.igdb.com/games/portal-2" xlink:type="simple">https://www.igdb.com/games/portal-2</text:a>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<text:a xlink:href="https://www.igdb.com/games/uncharted-2-among-thieves" xlink:type="simple">https://www.igdb.com/games/uncharted-2-among-thieves</text:a></text:p>
          </table:table-cell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per Mario Kart</text:p>
          </table:table-cell>
          <table:table-cell office:value-type="string" calcext:value-type="string">
            <text:p><text:a xlink:href="https://www.igdb.com/games/super-mario-kart" xlink:type="simple">https://www.igdb.com/games/super-mario-kart</text:a></text:p>
          </table:table-cell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rCraft</text:p>
          </table:table-cell>
          <table:table-cell office:value-type="string" calcext:value-type="string">
            <text:p><text:a xlink:href="https://www.igdb.com/games/starcraft" xlink:type="simple">https://www.igdb.com/games/starcraft</text:a></text:p>
          </table:table-cell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<text:a xlink:href="https://www.igdb.com/games/journey" xlink:type="simple">https://www.igdb.com/games/journey</text:a></text:p>
          </table:table-cell>
          <table:table-cell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<text:a xlink:href="https://www.igdb.com/games/super-mario-bros-3" xlink:type="simple">https://www.igdb.com/games/super-mario-bros-3</text:a></text:p>
          </table:table-cell>
          <table:table-cell table:style-name="Default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troid Prime</text:p>
          </table:table-cell>
          <table:table-cell office:value-type="string" calcext:value-type="string">
            <text:p><text:a xlink:href="https://www.igdb.com/games/metroid-prime" xlink:type="simple">https://www.igdb.com/games/metroid-prime</text:a></text:p>
          </table:table-cell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<text:a xlink:href="https://www.igdb.com/games/minecraft" xlink:type="simple">https://www.igdb.com/games/minecraft</text:a></text:p>
          </table:table-cell>
          <table:table-cell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rk Souls</text:p>
          </table:table-cell>
          <table:table-cell office:value-type="string" calcext:value-type="string">
            <text:p><text:a xlink:href="https://www.igdb.com/games/dark-souls" xlink:type="simple">https://www.igdb.com/games/dark-souls</text:a></text:p>
          </table:table-cell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ck Band (Series)</text:p>
          </table:table-cell>
          <table:table-cell office:value-type="string" calcext:value-type="string">
            <text:p><text:a xlink:href="https://www.igdb.com/games/rock-band" xlink:type="simple">https://www.igdb.com/games/rock-band</text:a></text:p>
          </table:table-cell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us Ex</text:p>
          </table:table-cell>
          <table:table-cell office:value-type="string" calcext:value-type="string">
            <text:p><text:a xlink:href="https://www.igdb.com/games/deus-ex" xlink:type="simple">https://www.igdb.com/games/deus-ex</text:a></text:p>
          </table:table-cell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r Wars: Knights of the Old Republic</text:p>
          </table:table-cell>
          <table:table-cell office:value-type="string" calcext:value-type="string">
            <text:p><text:a xlink:href="https://www.igdb.com/games/star-wars-knights-of-the-old-republic" xlink:type="simple">https://www.igdb.com/games/star-wars-knights-of-the-old-republic</text:a></text:p>
          </table:table-cell>
          <table:table-cell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nal Fantasy VI (AKA Final Fantasy III [US])</text:p>
          </table:table-cell>
          <table:table-cell office:value-type="string" calcext:value-type="string">
            <text:p><text:a xlink:href="https://www.igdb.com/games/final-fantasy-vi" xlink:type="simple">https://www.igdb.com/games/final-fantasy-vi</text:a></text:p>
          </table:table-cell>
          <table:table-cell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<text:a xlink:href="https://www.igdb.com/games/super-mario-bros" xlink:type="simple">https://www.igdb.com/games/super-mario-bros</text:a></text:p>
          </table:table-cell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ablo II</text:p>
          </table:table-cell>
          <table:table-cell office:value-type="string" calcext:value-type="string">
            <text:p><text:a xlink:href="https://www.igdb.com/games/diablo-ii" xlink:type="simple">https://www.igdb.com/games/diablo-ii</text:a>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d Dead Redemption 2</text:p>
          </table:table-cell>
          <table:table-cell office:value-type="string" calcext:value-type="string">
            <text:p><text:a xlink:href="https://www.igdb.com/games/red-dead-redemption-2" xlink:type="simple">https://www.igdb.com/games/red-dead-redemption-2</text:a></text:p>
          </table:table-cell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<text:a xlink:href="https://www.igdb.com/games/counter-strike" xlink:type="simple">https://www.igdb.com/games/counter-strike</text:a>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kemon Blue/Red/Yellow (1998) / Pokemon FireRed/LeafGreen (2004)</text:p>
          </table:table-cell>
          <table:table-cell office:value-type="string" calcext:value-type="string">
            <text:p><text:a xlink:href="https://www.igdb.com/games/pokemon-blue" xlink:type="simple">https://www.igdb.com/games/pokemon-blue</text:a></text:p>
          </table:table-cell>
          <table:table-cell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<text:a xlink:href="https://www.igdb.com/games/half-life" xlink:type="simple">https://www.igdb.com/games/half-life</text:a></text:p>
          </table:table-cell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ny Hawk's Pro Skater (Series)</text:p>
          </table:table-cell>
          <table:table-cell office:value-type="string" calcext:value-type="string">
            <text:p><text:a xlink:href="https://www.igdb.com/games/tony-hawk-s-pro-skater-2" xlink:type="simple">https://www.igdb.com/games/tony-hawk-s-pro-skater-2</text:a></text:p>
          </table:table-cell>
          <table:table-cell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<text:a xlink:href="https://www.igdb.com/games/sonic-the-hedgehog" xlink:type="simple">https://www.igdb.com/games/sonic-the-hedgehog</text:a></text:p>
          </table:table-cell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mb Raider (1996) / Tomb Raider Anniversary (2007)</text:p>
          </table:table-cell>
          <table:table-cell office:value-type="string" calcext:value-type="string">
            <text:p><text:a xlink:href="https://www.igdb.com/games/tomb-raider" xlink:type="simple">https://www.igdb.com/games/tomb-raider</text:a></text:p>
          </table:table-cell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and Theft Auto III</text:p>
          </table:table-cell>
          <table:table-cell office:value-type="string" calcext:value-type="string">
            <text:p><text:a xlink:href="https://www.igdb.com/games/grand-theft-auto-iii" xlink:type="simple">https://www.igdb.com/games/grand-theft-auto-iii</text:a></text:p>
          </table:table-cell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ilent Hill 2</text:p>
          </table:table-cell>
          <table:table-cell office:value-type="string" calcext:value-type="string">
            <text:p><text:a xlink:href="https://www.igdb.com/games/silent-hill-2" xlink:type="simple">https://www.igdb.com/games/silent-hill-2</text:a></text:p>
          </table:table-cell>
          <table:table-cell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per Mario Odyssey</text:p>
          </table:table-cell>
          <table:table-cell office:value-type="string" calcext:value-type="string">
            <text:p><text:a xlink:href="https://www.igdb.com/games/super-mario-odyssey" xlink:type="simple">https://www.igdb.com/games/super-mario-odyssey</text:a></text:p>
          </table:table-cell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<text:a xlink:href="https://www.igdb.com/games/ico" xlink:type="simple">https://www.igdb.com/games/ico</text:a>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<text:a xlink:href="https://www.igdb.com/games/inside" xlink:type="simple">https://www.igdb.com/games/inside</text:a></text:p>
          </table:table-cell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<text:a xlink:href="https://www.igdb.com/games/donkey-kong" xlink:type="simple">https://www.igdb.com/games/donkey-kong</text:a></text:p>
          </table:table-cell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al Gear Solid 3: Snake Eater</text:p>
          </table:table-cell>
          <table:table-cell office:value-type="string" calcext:value-type="string">
            <text:p><text:a xlink:href="https://www.igdb.com/games/metal-gear-solid-3-snake-eater" xlink:type="simple">https://www.igdb.com/games/metal-gear-solid-3-snake-eater</text:a></text:p>
          </table:table-cell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tman: Arkham City</text:p>
          </table:table-cell>
          <table:table-cell office:value-type="string" calcext:value-type="string">
            <text:p><text:a xlink:href="https://www.igdb.com/games/batman-arkham-city" xlink:type="simple">https://www.igdb.com/games/batman-arkham-city</text:a></text:p>
          </table:table-cell>
          <table:table-cell table:style-name="Default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<text:a xlink:href="https://www.igdb.com/games/ms-pac-man" xlink:type="simple">https://www.igdb.com/games/ms-pac-man</text:a></text:p>
          </table:table-cell>
          <table:table-cell table:style-name="Default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<text:a xlink:href="https://www.igdb.com/games/overwatch" xlink:type="simple">https://www.igdb.com/games/overwatch</text:a></text:p>
          </table:table-cell>
          <table:table-cell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<text:a xlink:href="https://www.igdb.com/games/fallout-3" xlink:type="simple">https://www.igdb.com/games/fallout-3</text:a></text:p>
          </table:table-cell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per Mario Galaxy 2</text:p>
          </table:table-cell>
          <table:table-cell office:value-type="string" calcext:value-type="string">
            <text:p><text:a xlink:href="https://www.igdb.com/games/super-mario-galaxy-2" xlink:type="simple">https://www.igdb.com/games/super-mario-galaxy-2</text:a></text:p>
          </table:table-cell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per Smash Bros. Ultimate</text:p>
          </table:table-cell>
          <table:table-cell office:value-type="string" calcext:value-type="string">
            <text:p><text:a xlink:href="https://www.igdb.com/games/super-smash-bros-ultimate" xlink:type="simple">https://www.igdb.com/games/super-smash-bros-ultimate</text:a></text:p>
          </table:table-cell>
          <table:table-cell table:style-name="Default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<text:a xlink:href="https://www.igdb.com/games/system-shock-2" xlink:type="simple">https://www.igdb.com/games/system-shock-2</text:a></text:p>
          </table:table-cell>
          <table:table-cell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gend of Zelda, The: The Wind Waker</text:p>
          </table:table-cell>
          <table:table-cell office:value-type="string" calcext:value-type="string">
            <text:p><text:a xlink:href="https://www.igdb.com/games/the-legend-of-zelda-the-wind-waker" xlink:type="simple">https://www.igdb.com/games/the-legend-of-zelda-the-wind-waker</text:a></text:p>
          </table:table-cell>
          <table:table-cell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mCity (1989)</text:p>
          </table:table-cell>
          <table:table-cell office:value-type="string" calcext:value-type="string">
            <text:p><text:a xlink:href="https://www.igdb.com/games/simcity" xlink:type="simple">https://www.igdb.com/games/simcity</text:a></text:p>
          </table:table-cell>
          <table:table-cell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mCity 2000</text:p>
          </table:table-cell>
          <table:table-cell office:value-type="string" calcext:value-type="string">
            <text:p><text:a xlink:href="https://www.igdb.com/games/simcity-2000" xlink:type="simple">https://www.igdb.com/games/simcity-2000</text:a></text:p>
          </table:table-cell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aid</text:p>
          </table:table-cell>
          <table:table-cell office:value-type="string" calcext:value-type="string">
            <text:p><text:a xlink:href="https://www.igdb.com/games/braid" xlink:type="simple">https://www.igdb.com/games/braid</text:a></text:p>
          </table:table-cell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end of Zelda, The</text:p>
          </table:table-cell>
          <table:table-cell office:value-type="string" calcext:value-type="string">
            <text:p><text:a xlink:href="https://www.igdb.com/games/the-legend-of-zelda" xlink:type="simple">https://www.igdb.com/games/the-legend-of-zelda</text:a></text:p>
          </table:table-cell>
          <table:table-cell table:style-name="Default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<text:a xlink:href="https://www.igdb.com/games/undertale" xlink:type="simple">https://www.igdb.com/games/undertale</text:a></text:p>
          </table:table-cell>
          <table:table-cell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and Theft Auto IV</text:p>
          </table:table-cell>
          <table:table-cell office:value-type="string" calcext:value-type="string">
            <text:p><text:a xlink:href="https://www.igdb.com/games/grand-theft-auto-iv" xlink:type="simple">https://www.igdb.com/games/grand-theft-auto-iv</text:a></text:p>
          </table:table-cell>
          <table:table-cell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sident Evil (1996) / Resident Evil (2002)</text:p>
          </table:table-cell>
          <table:table-cell office:value-type="string" calcext:value-type="string">
            <text:p><text:a xlink:href="https://www.igdb.com/games/resident-evil" xlink:type="simple">https://www.igdb.com/games/resident-evil</text:a></text:p>
          </table:table-cell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arthBound</text:p>
          </table:table-cell>
          <table:table-cell office:value-type="string" calcext:value-type="string">
            <text:p><text:a xlink:href="https://www.igdb.com/games/earthbound" xlink:type="simple">https://www.igdb.com/games/earthbound</text:a></text:p>
          </table:table-cell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per Mario World 2: Yoshi's Island</text:p>
          </table:table-cell>
          <table:table-cell office:value-type="string" calcext:value-type="string">
            <text:p><text:a xlink:href="https://www.igdb.com/games/super-mario-world-2-yoshi-s-island" xlink:type="simple">https://www.igdb.com/games/super-mario-world-2-yoshi-s-island</text:a></text:p>
          </table:table-cell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king Dead, The</text:p>
          </table:table-cell>
          <table:table-cell office:value-type="string" calcext:value-type="string">
            <text:p><text:a xlink:href="https://www.igdb.com/games/the-walking-dead-season-one" xlink:type="simple">https://www.igdb.com/games/the-walking-dead-season-one</text:a></text:p>
          </table:table-cell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im Fandango</text:p>
          </table:table-cell>
          <table:table-cell office:value-type="string" calcext:value-type="string">
            <text:p><text:a xlink:href="https://www.igdb.com/games/grim-fandango" xlink:type="simple">https://www.igdb.com/games/grim-fandango</text:a></text:p>
          </table:table-cell>
          <table:table-cell table:style-name="Default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c-Man</text:p>
          </table:table-cell>
          <table:table-cell office:value-type="string" calcext:value-type="string">
            <text:p><text:a xlink:href="https://www.igdb.com/games/pac-man" xlink:type="simple">https://www.igdb.com/games/pac-man</text:a></text:p>
          </table:table-cell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ms, The</text:p>
          </table:table-cell>
          <table:table-cell office:value-type="string" calcext:value-type="string">
            <text:p><text:a xlink:href="https://www.igdb.com/games/the-sims" xlink:type="simple">https://www.igdb.com/games/the-sims</text:a></text:p>
          </table:table-cell>
          <table:table-cell table:style-name="Default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<text:a xlink:href="https://www.igdb.com/games/mega-man-2" xlink:type="simple">https://www.igdb.com/games/mega-man-2</text:a></text:p>
          </table:table-cell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kami</text:p>
          </table:table-cell>
          <table:table-cell office:value-type="string" calcext:value-type="string">
            <text:p><text:a xlink:href="https://www.igdb.com/games/okami" xlink:type="simple">https://www.igdb.com/games/okami</text:a></text:p>
          </table:table-cell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pace Invaders</text:p>
          </table:table-cell>
          <table:table-cell office:value-type="string" calcext:value-type="string">
            <text:p><text:a xlink:href="https://www.igdb.com/games/space-invaders" xlink:type="simple">https://www.igdb.com/games/space-invaders</text:a></text:p>
          </table:table-cell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tman: Arkham Asylum</text:p>
          </table:table-cell>
          <table:table-cell office:value-type="string" calcext:value-type="string">
            <text:p><text:a xlink:href="https://www.igdb.com/games/batman-arkham-asylum" xlink:type="simple">https://www.igdb.com/games/batman-arkham-asylum</text:a></text:p>
          </table:table-cell>
          <table:table-cell table:style-name="Default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uper Smash Bros. Melee</text:p>
          </table:table-cell>
          <table:table-cell office:value-type="string" calcext:value-type="string">
            <text:p><text:a xlink:href="https://www.igdb.com/games/super-smash-bros-melee" xlink:type="simple">https://www.igdb.com/games/super-smash-bros-melee</text:a></text:p>
          </table:table-cell>
          <table:table-cell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mmings</text:p>
          </table:table-cell>
          <table:table-cell office:value-type="string" calcext:value-type="string">
            <text:p><text:a xlink:href="https://www.igdb.com/games/lemmings" xlink:type="simple">https://www.igdb.com/games/lemmings</text:a></text:p>
          </table:table-cell>
          <table:table-cell table:style-name="Default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BA Jam (Series)</text:p>
          </table:table-cell>
          <table:table-cell office:value-type="string" calcext:value-type="string">
            <text:p><text:a xlink:href="https://www.igdb.com/games/nba-jam--1" xlink:type="simple">https://www.igdb.com/games/nba-jam--1</text:a></text:p>
          </table:table-cell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cret of Monkey Island, The</text:p>
          </table:table-cell>
          <table:table-cell office:value-type="string" calcext:value-type="string">
            <text:p><text:a xlink:href="https://www.igdb.com/games/the-secret-of-monkey-island" xlink:type="simple">https://www.igdb.com/games/the-secret-of-monkey-island</text:a></text:p>
          </table:table-cell>
          <table:table-cell table:style-name="Default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-COM: UFO Defense (AKA UFO: Enemy Unknown)</text:p>
          </table:table-cell>
          <table:table-cell office:value-type="string" calcext:value-type="string">
            <text:p><text:a xlink:href="https://www.igdb.com/games/x-com-ufo-defense" xlink:type="simple">https://www.igdb.com/games/x-com-ufo-defense</text:a></text:p>
          </table:table-cell>
          <table:table-cell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nce of Persia: The Sands of Time</text:p>
          </table:table-cell>
          <table:table-cell office:value-type="string" calcext:value-type="string">
            <text:p><text:a xlink:href="https://www.igdb.com/games/prince-of-persia-the-sands-of-time" xlink:type="simple">https://www.igdb.com/games/prince-of-persia-the-sands-of-time</text:a></text:p>
          </table:table-cell>
          <table:table-cell table:style-name="Default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laga</text:p>
          </table:table-cell>
          <table:table-cell office:value-type="string" calcext:value-type="string">
            <text:p><text:a xlink:href="https://www.igdb.com/games/galaga" xlink:type="simple">https://www.igdb.com/games/galaga</text:a></text:p>
          </table:table-cell>
          <table:table-cell table:style-name="Default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al Fantasy Tactics</text:p>
          </table:table-cell>
          <table:table-cell office:value-type="string" calcext:value-type="string">
            <text:p><text:a xlink:href="https://www.igdb.com/games/final-fantasy-tactics" xlink:type="simple">https://www.igdb.com/games/final-fantasy-tactics</text:a></text:p>
          </table:table-cell>
          <table:table-cell table:style-name="Default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cret of Mana</text:p>
          </table:table-cell>
          <table:table-cell office:value-type="string" calcext:value-type="string">
            <text:p><text:a xlink:href="https://www.igdb.com/games/secret-of-mana" xlink:type="simple">https://www.igdb.com/games/secret-of-mana</text:a></text:p>
          </table:table-cell>
          <table:table-cell table:style-name="Default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ke Tyson's Punch-Out!! (1987) / Punch-Out!! (1990)</text:p>
          </table:table-cell>
          <table:table-cell office:value-type="string" calcext:value-type="string">
            <text:p><text:a xlink:href="https://www.igdb.com/games/punch-out--3" xlink:type="simple">https://www.igdb.com/games/punch-out--3</text:a></text:p>
          </table:table-cell>
          <table:table-cell table:style-name="Default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<text:a xlink:href="https://www.igdb.com/games/league-of-legends" xlink:type="simple">https://www.igdb.com/games/league-of-legends</text:a></text:p>
          </table:table-cell>
          <table:table-cell table:style-name="Default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<text:a xlink:href="https://www.igdb.com/games/assassin-s-creed-ii" xlink:type="simple">https://www.igdb.com/games/assassin-s-creed-ii</text:a></text:p>
          </table:table-cell>
          <table:table-cell table:style-name="Default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<text:a xlink:href="https://www.igdb.com/games/super-mario-galaxy" xlink:type="simple">https://www.igdb.com/games/super-mario-galaxy</text:a></text:p>
          </table:table-cell>
          <table:table-cell table:style-name="Default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and Theft Auto: Vice City</text:p>
          </table:table-cell>
          <table:table-cell office:value-type="string" calcext:value-type="string">
            <text:p><text:a xlink:href="https://www.igdb.com/games/grand-theft-auto-vice-city" xlink:type="simple">https://www.igdb.com/games/grand-theft-auto-vice-city</text:a></text:p>
          </table:table-cell>
          <table:table-cell table:style-name="Default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and Theft Auto: San Andreas</text:p>
          </table:table-cell>
          <table:table-cell office:value-type="string" calcext:value-type="string">
            <text:p><text:a xlink:href="https://www.igdb.com/games/grand-theft-auto-san-andreas" xlink:type="simple">https://www.igdb.com/games/grand-theft-auto-san-andreas</text:a>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vilization IV</text:p>
          </table:table-cell>
          <table:table-cell office:value-type="string" calcext:value-type="string">
            <text:p><text:a xlink:href="https://www.igdb.com/games/sid-meier-s-civilization-iv" xlink:type="simple">https://www.igdb.com/games/sid-meier-s-civilization-iv</text:a></text:p>
          </table:table-cell>
          <table:table-cell table:style-name="Default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od of War (2005)</text:p>
          </table:table-cell>
          <table:table-cell office:value-type="string" calcext:value-type="string">
            <text:p><text:a xlink:href="https://www.igdb.com/games/god-of-war" xlink:type="simple">https://www.igdb.com/games/god-of-war</text:a>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dvance Wars</text:p>
          </table:table-cell>
          <table:table-cell office:value-type="string" calcext:value-type="string">
            <text:p><text:a xlink:href="https://www.igdb.com/games/advance-wars" xlink:type="simple">https://www.igdb.com/games/advance-wars</text:a>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anescape: Torment</text:p>
          </table:table-cell>
          <table:table-cell office:value-type="string" calcext:value-type="string">
            <text:p><text:a xlink:href="https://www.igdb.com/games/planescape-torment" xlink:type="simple">https://www.igdb.com/games/planescape-torment</text:a>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uitar Hero (Series)</text:p>
          </table:table-cell>
          <table:table-cell office:value-type="string" calcext:value-type="string">
            <text:p><text:a xlink:href="https://www.igdb.com/games/guitar-hero" xlink:type="simple">https://www.igdb.com/games/guitar-hero</text:a>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<text:a xlink:href="https://www.igdb.com/games/quake" xlink:type="simple">https://www.igdb.com/games/quake</text:a>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eam Fortress 2</text:p>
          </table:table-cell>
          <table:table-cell office:value-type="string" calcext:value-type="string">
            <text:p><text:a xlink:href="https://www.igdb.com/games/team-fortress-2" xlink:type="simple">https://www.igdb.com/games/team-fortress-2</text:a>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urnout 3: Takedown</text:p>
          </table:table-cell>
          <table:table-cell office:value-type="string" calcext:value-type="string">
            <text:p><text:a xlink:href="https://www.igdb.com/games/burnout-3-takedown" xlink:type="simple">https://www.igdb.com/games/burnout-3-takedown</text:a>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<text:a xlink:href="https://www.igdb.com/games/gauntlet" xlink:type="simple">https://www.igdb.com/games/gauntlet</text:a>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pelunky</text:p>
          </table:table-cell>
          <table:table-cell office:value-type="string" calcext:value-type="string">
            <text:p><text:a xlink:href="https://www.igdb.com/games/spelunky-classic" xlink:type="simple">https://www.igdb.com/games/spelunky-classic</text:a>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<text:a xlink:href="https://www.igdb.com/games/pong" xlink:type="simple">https://www.igdb.com/games/pong</text:a>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in Megami Tensei: Persona 4</text:p>
          </table:table-cell>
          <table:table-cell office:value-type="string" calcext:value-type="string">
            <text:p><text:a xlink:href="https://www.igdb.com/games/persona-4" xlink:type="simple">https://www.igdb.com/games/persona-4</text:a>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<text:a xlink:href="https://www.igdb.com/games/sid-meiers-civilization" xlink:type="simple">https://www.igdb.com/games/sid-meiers-civilization</text:a>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ar Wars: TIE Fighter</text:p>
          </table:table-cell>
          <table:table-cell office:value-type="string" calcext:value-type="string">
            <text:p><text:a xlink:href="https://www.igdb.com/games/star-wars-tie-fighter" xlink:type="simple">https://www.igdb.com/games/star-wars-tie-fighter</text:a>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rdew Valley</text:p>
          </table:table-cell>
          <table:table-cell office:value-type="string" calcext:value-type="string">
            <text:p><text:a xlink:href="https://www.igdb.com/games/stardew-valley" xlink:type="simple">https://www.igdb.com/games/stardew-valley</text:a>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ay of the Tentacle</text:p>
          </table:table-cell>
          <table:table-cell office:value-type="string" calcext:value-type="string">
            <text:p><text:a xlink:href="https://www.igdb.com/games/day-of-the-tentacle" xlink:type="simple">https://www.igdb.com/games/day-of-the-tentacle</text:a>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dden NFL Football (Series)</text:p>
          </table:table-cell>
          <table:table-cell office:value-type="string" calcext:value-type="string">
            <text:p><text:a xlink:href="https://www.igdb.com/games/john-madden-football" xlink:type="simple">https://www.igdb.com/games/john-madden-football</text:a>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ork</text:p>
          </table:table-cell>
          <table:table-cell office:value-type="string" calcext:value-type="string">
            <text:p><text:a xlink:href="https://www.igdb.com/games/zork-i-the-great-underground-empire" xlink:type="simple">https://www.igdb.com/games/zork-i-the-great-underground-empire</text:a>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ra (AKA Probotector)</text:p>
          </table:table-cell>
          <table:table-cell office:value-type="string" calcext:value-type="string">
            <text:p><text:a xlink:href="https://www.igdb.com/games/contra" xlink:type="simple">https://www.igdb.com/games/contra</text:a>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eft 4 Dead 2</text:p>
          </table:table-cell>
          <table:table-cell office:value-type="string" calcext:value-type="string">
            <text:p><text:a xlink:href="https://www.igdb.com/games/left-4-dead-2" xlink:type="simple">https://www.igdb.com/games/left-4-dead-2</text:a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vilization II</text:p>
          </table:table-cell>
          <table:table-cell office:value-type="string" calcext:value-type="string">
            <text:p><text:a xlink:href="https://www.igdb.com/games/sid-meier-s-civilization-iii" xlink:type="simple">https://www.igdb.com/games/sid-meier-s-civilization-iii</text:a>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aldur’s Gate II: Shadows of Amn</text:p>
          </table:table-cell>
          <table:table-cell office:value-type="string" calcext:value-type="string">
            <text:p><text:a xlink:href="https://www.igdb.com/games/baldurs-gate-ii-shadows-of-amn" xlink:type="simple">https://www.igdb.com/games/baldurs-gate-ii-shadows-of-amn</text:a>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olfenstein 3D</text:p>
          </table:table-cell>
          <table:table-cell office:value-type="string" calcext:value-type="string">
            <text:p><text:a xlink:href="https://www.igdb.com/games/wolfenstein-3d" xlink:type="simple">https://www.igdb.com/games/wolfenstein-3d</text:a>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io Kart 8 (2014) / Mario Kart 8 Deluxe (2017)</text:p>
          </table:table-cell>
          <table:table-cell office:value-type="string" calcext:value-type="string">
            <text:p><text:a xlink:href="https://www.igdb.com/games/mario-kart-8" xlink:type="simple">https://www.igdb.com/games/mario-kart-8</text:a>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ran Turismo</text:p>
          </table:table-cell>
          <table:table-cell office:value-type="string" calcext:value-type="string">
            <text:p><text:a xlink:href="https://www.igdb.com/games/gran-turismo" xlink:type="simple">https://www.igdb.com/games/gran-turismo</text:a>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<text:a xlink:href="https://www.igdb.com/games/dishonored" xlink:type="simple">https://www.igdb.com/games/dishonored</text:a>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ul Calibur</text:p>
          </table:table-cell>
          <table:table-cell office:value-type="string" calcext:value-type="string">
            <text:p><text:a xlink:href="https://www.igdb.com/games/soulcalibur" xlink:type="simple">https://www.igdb.com/games/soulcalibur</text:a>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z (2002) / Rez Infinite (2016)</text:p>
          </table:table-cell>
          <table:table-cell office:value-type="string" calcext:value-type="string">
            <text:p><text:a xlink:href="https://www.igdb.com/games/rez" xlink:type="simple">https://www.igdb.com/games/rez</text:a>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uble Dragon (1987) / Double Dragon Advance (2003)</text:p>
          </table:table-cell>
          <table:table-cell office:value-type="string" calcext:value-type="string">
            <text:p><text:a xlink:href="https://www.igdb.com/games/double-dragon" xlink:type="simple">https://www.igdb.com/games/double-dragon</text:a>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onic the Hedgehog 2</text:p>
          </table:table-cell>
          <table:table-cell office:value-type="string" calcext:value-type="string">
            <text:p><text:a xlink:href="https://www.igdb.com/games/sonic-the-hedgehog-2" xlink:type="simple">https://www.igdb.com/games/sonic-the-hedgehog-2</text:a>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arcraft II: Tides of Darkness</text:p>
          </table:table-cell>
          <table:table-cell office:value-type="string" calcext:value-type="string">
            <text:p><text:a xlink:href="https://www.igdb.com/games/warcraft-ii-tides-of-darkness" xlink:type="simple">https://www.igdb.com/games/warcraft-ii-tides-of-darkness</text:a>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steroids</text:p>
          </table:table-cell>
          <table:table-cell office:value-type="string" calcext:value-type="string">
            <text:p><text:a xlink:href="https://www.igdb.com/games/asteroids" xlink:type="simple">https://www.igdb.com/games/asteroids</text:a>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<text:a xlink:href="https://www.igdb.com/games/metroid" xlink:type="simple">https://www.igdb.com/games/metroid</text:a>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<text:a xlink:href="https://www.igdb.com/games/limbo" xlink:type="simple">https://www.igdb.com/games/limbo</text:a>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lder Scrolls IV, The: Oblivion</text:p>
          </table:table-cell>
          <table:table-cell office:value-type="string" calcext:value-type="string">
            <text:p><text:a xlink:href="https://www.igdb.com/games/the-elder-scrolls-iv-oblivion" xlink:type="simple">https://www.igdb.com/games/the-elder-scrolls-iv-oblivion</text:a>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<text:a xlink:href="https://www.igdb.com/games/elite" xlink:type="simple">https://www.igdb.com/games/elite</text:a>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yst</text:p>
          </table:table-cell>
          <table:table-cell office:value-type="string" calcext:value-type="string">
            <text:p><text:a xlink:href="https://www.igdb.com/games/myst" xlink:type="simple">https://www.igdb.com/games/myst</text:a>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rince of Persia</text:p>
          </table:table-cell>
          <table:table-cell office:value-type="string" calcext:value-type="string">
            <text:p><text:a xlink:href="https://www.igdb.com/games/prince-of-persia--2" xlink:type="simple">https://www.igdb.com/games/prince-of-persia--2</text:a>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<text:a xlink:href="https://www.igdb.com/games/pitfall" xlink:type="simple">https://www.igdb.com/games/pitfall</text:a>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<text:a xlink:href="https://www.igdb.com/games/celeste" xlink:type="simple">https://www.igdb.com/games/celeste</text:a>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gend of Zelda, The: Majora's Mask</text:p>
          </table:table-cell>
          <table:table-cell office:value-type="string" calcext:value-type="string">
            <text:p><text:a xlink:href="https://www.igdb.com/games/the-legend-of-zelda-majora-s-mask" xlink:type="simple">https://www.igdb.com/games/the-legend-of-zelda-majora-s-mask</text:a>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HL Hockey (Series)</text:p>
          </table:table-cell>
          <table:table-cell office:value-type="string" calcext:value-type="string">
            <text:p><text:a xlink:href="https://www.igdb.com/games/nhl-hockey" xlink:type="simple">https://www.igdb.com/games/nhl-hockey</text:a>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<text:a xlink:href="https://www.igdb.com/games/dota-2" xlink:type="simple">https://www.igdb.com/games/dota-2</text:a>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FA Soccer (Series)</text:p>
          </table:table-cell>
          <table:table-cell office:value-type="string" calcext:value-type="string">
            <text:p><text:a xlink:href="https://www.igdb.com/games/fifa-international-soccer" xlink:type="simple">https://www.igdb.com/games/fifa-international-soccer</text:a>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nkey Kong Country</text:p>
          </table:table-cell>
          <table:table-cell office:value-type="string" calcext:value-type="string">
            <text:p><text:a xlink:href="https://www.igdb.com/games/donkey-kong-country" xlink:type="simple">https://www.igdb.com/games/donkey-kong-country</text:a>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eft 4 Dead</text:p>
          </table:table-cell>
          <table:table-cell office:value-type="string" calcext:value-type="string">
            <text:p><text:a xlink:href="https://www.igdb.com/games/left-4-dead" xlink:type="simple">https://www.igdb.com/games/left-4-dead</text:a>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henmue</text:p>
          </table:table-cell>
          <table:table-cell office:value-type="string" calcext:value-type="string">
            <text:p><text:a xlink:href="https://www.igdb.com/games/shenmue" xlink:type="simple">https://www.igdb.com/games/shenmue</text:a>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sident Evil 2 (1998) / Resident Evil 2 (2019)</text:p>
          </table:table-cell>
          <table:table-cell office:value-type="string" calcext:value-type="string">
            <text:p><text:a xlink:href="https://www.igdb.com/games/resident-evil-2" xlink:type="simple">https://www.igdb.com/games/resident-evil-2</text:a>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<text:a xlink:href="https://www.igdb.com/games/defender" xlink:type="simple">https://www.igdb.com/games/defender</text:a>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vilization V</text:p>
          </table:table-cell>
          <table:table-cell office:value-type="string" calcext:value-type="string">
            <text:p><text:a xlink:href="https://www.igdb.com/games/sid-meier-s-civilization-v" xlink:type="simple">https://www.igdb.com/games/sid-meier-s-civilization-v</text:a>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ortal Kombat II</text:p>
          </table:table-cell>
          <table:table-cell office:value-type="string" calcext:value-type="string">
            <text:p><text:a xlink:href="https://www.igdb.com/games/mortal-kombat-ii" xlink:type="simple">https://www.igdb.com/games/mortal-kombat-ii</text:a>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ayonetta 2</text:p>
          </table:table-cell>
          <table:table-cell office:value-type="string" calcext:value-type="string">
            <text:p><text:a xlink:href="https://www.igdb.com/games/bayonetta-2" xlink:type="simple">https://www.igdb.com/games/bayonetta-2</text:a>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vinity: Original Sin II</text:p>
          </table:table-cell>
          <table:table-cell office:value-type="string" calcext:value-type="string">
            <text:p><text:a xlink:href="https://www.igdb.com/games/divinity-original-sin-ii" xlink:type="simple">https://www.igdb.com/games/divinity-original-sin-ii</text:a>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<text:a xlink:href="https://www.igdb.com/games/diablo" xlink:type="simple">https://www.igdb.com/games/diablo</text:a>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ii Sports</text:p>
          </table:table-cell>
          <table:table-cell office:value-type="string" calcext:value-type="string">
            <text:p><text:a xlink:href="https://www.igdb.com/games/wii-sports" xlink:type="simple">https://www.igdb.com/games/wii-sports</text:a>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ief: The Dark Project</text:p>
          </table:table-cell>
          <table:table-cell office:value-type="string" calcext:value-type="string">
            <text:p><text:a xlink:href="https://www.igdb.com/games/thief-the-dark-project" xlink:type="simple">https://www.igdb.com/games/thief-the-dark-project</text:a>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cket League</text:p>
          </table:table-cell>
          <table:table-cell office:value-type="string" calcext:value-type="string">
            <text:p><text:a xlink:href="https://www.igdb.com/games/rocket-league" xlink:type="simple">https://www.igdb.com/games/rocket-league</text:a>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<text:a xlink:href="https://www.igdb.com/games/doom-ii" xlink:type="simple">https://www.igdb.com/games/doom-ii</text:a>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<text:a xlink:href="https://www.igdb.com/games/hotline-miami" xlink:type="simple">https://www.igdb.com/games/hotline-miami</text:a>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mmand &amp; Conquer</text:p>
          </table:table-cell>
          <table:table-cell office:value-type="string" calcext:value-type="string">
            <text:p><text:a xlink:href="https://www.igdb.com/games/command-conquer" xlink:type="simple">https://www.igdb.com/games/command-conquer</text:a>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allout 2</text:p>
          </table:table-cell>
          <table:table-cell office:value-type="string" calcext:value-type="string">
            <text:p><text:a xlink:href="https://www.igdb.com/games/fallout-2" xlink:type="simple">https://www.igdb.com/games/fallout-2</text:a>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ider-Man (2018)</text:p>
          </table:table-cell>
          <table:table-cell office:value-type="string" calcext:value-type="string">
            <text:p><text:a xlink:href="https://www.igdb.com/games/marvels-spider-man" xlink:type="simple">https://www.igdb.com/games/marvels-spider-man</text:a>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Quake III Arena</text:p>
          </table:table-cell>
          <table:table-cell office:value-type="string" calcext:value-type="string">
            <text:p><text:a xlink:href="https://www.igdb.com/games/quake-iii-arena" xlink:type="simple">https://www.igdb.com/games/quake-iii-arena</text:a>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ar Fox 64 (AKA Star Fox: Lylat Wars)</text:p>
          </table:table-cell>
          <table:table-cell office:value-type="string" calcext:value-type="string">
            <text:p><text:a xlink:href="https://www.igdb.com/games/star-fox-64" xlink:type="simple">https://www.igdb.com/games/star-fox-64</text:a>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mand &amp; Conquer: Red Alert</text:p>
          </table:table-cell>
          <table:table-cell office:value-type="string" calcext:value-type="string">
            <text:p><text:a xlink:href="https://www.igdb.com/games/command-conquer-red-alert" xlink:type="simple">https://www.igdb.com/games/command-conquer-red-alert</text:a>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<text:a xlink:href="https://www.igdb.com/games/fez" xlink:type="simple">https://www.igdb.com/games/fez</text:a>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ears of War</text:p>
          </table:table-cell>
          <table:table-cell office:value-type="string" calcext:value-type="string">
            <text:p><text:a xlink:href="https://www.igdb.com/games/gears-of-war" xlink:type="simple">https://www.igdb.com/games/gears-of-war</text:a>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verQuest</text:p>
          </table:table-cell>
          <table:table-cell office:value-type="string" calcext:value-type="string">
            <text:p><text:a xlink:href="https://www.igdb.com/games/everquest" xlink:type="simple">https://www.igdb.com/games/everquest</text:a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botron 2084</text:p>
          </table:table-cell>
          <table:table-cell office:value-type="string" calcext:value-type="string">
            <text:p><text:a xlink:href="https://www.igdb.com/games/robotron-2084" xlink:type="simple">https://www.igdb.com/games/robotron-2084</text:a>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ecmo Bowl (Series)</text:p>
          </table:table-cell>
          <table:table-cell office:value-type="string" calcext:value-type="string">
            <text:p><text:a xlink:href="https://www.igdb.com/games/tecmo-bowl" xlink:type="simple">https://www.igdb.com/games/tecmo-bowl</text:a>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ge of Empires II: The Age of Kings</text:p>
          </table:table-cell>
          <table:table-cell office:value-type="string" calcext:value-type="string">
            <text:p><text:a xlink:href="https://www.igdb.com/games/age-of-empires-ii-the-age-of-kings" xlink:type="simple">https://www.igdb.com/games/age-of-empires-ii-the-age-of-kings</text:a>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ran Turismo 3: A-Spec</text:p>
          </table:table-cell>
          <table:table-cell office:value-type="string" calcext:value-type="string">
            <text:p><text:a xlink:href="https://www.igdb.com/games/gran-turismo-3-a-spec" xlink:type="simple">https://www.igdb.com/games/gran-turismo-3-a-spec</text:a>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alo 3</text:p>
          </table:table-cell>
          <table:table-cell office:value-type="string" calcext:value-type="string">
            <text:p><text:a xlink:href="https://www.igdb.com/games/halo-3" xlink:type="simple">https://www.igdb.com/games/halo-3</text:a>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gend of Zelda, The: Link’s Awakening</text:p>
          </table:table-cell>
          <table:table-cell office:value-type="string" calcext:value-type="string">
            <text:p><text:a xlink:href="https://www.igdb.com/games/the-legend-of-zelda-links-awakening" xlink:type="simple">https://www.igdb.com/games/the-legend-of-zelda-links-awakening</text:a>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ltima Online</text:p>
          </table:table-cell>
          <table:table-cell office:value-type="string" calcext:value-type="string">
            <text:p><text:a xlink:href="https://www.igdb.com/games/ultima-online" xlink:type="simple">https://www.igdb.com/games/ultima-online</text:a>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alo 2</text:p>
          </table:table-cell>
          <table:table-cell office:value-type="string" calcext:value-type="string">
            <text:p><text:a xlink:href="https://www.igdb.com/games/halo-2" xlink:type="simple">https://www.igdb.com/games/halo-2</text:a>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<text:a xlink:href="https://www.igdb.com/games/xcom-enemy-unknown" xlink:type="simple">https://www.igdb.com/games/xcom-enemy-unknown</text:a>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inal Fantasy IV (AKA Final Fantasy II [US])</text:p>
          </table:table-cell>
          <table:table-cell office:value-type="string" calcext:value-type="string">
            <text:p><text:a xlink:href="https://www.igdb.com/games/final-fantasy-iv--1" xlink:type="simple">https://www.igdb.com/games/final-fantasy-iv--1</text:a>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regon Trail, The</text:p>
          </table:table-cell>
          <table:table-cell office:value-type="string" calcext:value-type="string">
            <text:p><text:a xlink:href="https://www.igdb.com/games/the-oregon-trail" xlink:type="simple">https://www.igdb.com/games/the-oregon-trail</text:a>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nto the Breach</text:p>
          </table:table-cell>
          <table:table-cell office:value-type="string" calcext:value-type="string">
            <text:p><text:a xlink:href="https://www.igdb.com/games/into-the-breach" xlink:type="simple">https://www.igdb.com/games/into-the-breach</text:a>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der Scrolls III, The: Morrowind</text:p>
          </table:table-cell>
          <table:table-cell office:value-type="string" calcext:value-type="string">
            <text:p><text:a xlink:href="https://www.igdb.com/games/the-elder-scrolls-iii-morrowind" xlink:type="simple">https://www.igdb.com/games/the-elder-scrolls-iii-morrowind</text:a>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nkey Island 2: LeChuck's Revenge</text:p>
          </table:table-cell>
          <table:table-cell office:value-type="string" calcext:value-type="string">
            <text:p><text:a xlink:href="https://www.igdb.com/games/monkey-island-2-lechuck-s-revenge" xlink:type="simple">https://www.igdb.com/games/monkey-island-2-lechuck-s-revenge</text:a>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nsible Soccer (Series)</text:p>
          </table:table-cell>
          <table:table-cell office:value-type="string" calcext:value-type="string">
            <text:p><text:a xlink:href="https://www.igdb.com/games/international-sensible-soccer" xlink:type="simple">https://www.igdb.com/games/international-sensible-soccer</text:a>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<text:a xlink:href="https://www.igdb.com/games/destiny" xlink:type="simple">https://www.igdb.com/games/destiny</text:a>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earthstone: Heroes of Warcraft</text:p>
          </table:table-cell>
          <table:table-cell office:value-type="string" calcext:value-type="string">
            <text:p><text:a xlink:href="https://www.igdb.com/games/hearthstone" xlink:type="simple">https://www.igdb.com/games/hearthstone</text:a>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rtal Kombat (1992)</text:p>
          </table:table-cell>
          <table:table-cell office:value-type="string" calcext:value-type="string">
            <text:p><text:a xlink:href="https://www.igdb.com/games/mortal-kombat--2" xlink:type="simple">https://www.igdb.com/games/mortal-kombat--2</text:a>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uper Meat Boy</text:p>
          </table:table-cell>
          <table:table-cell office:value-type="string" calcext:value-type="string">
            <text:p><text:a xlink:href="https://www.igdb.com/games/super-meat-boy" xlink:type="simple">https://www.igdb.com/games/super-meat-boy</text:a>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<text:a xlink:href="https://www.igdb.com/games/fallout" xlink:type="simple">https://www.igdb.com/games/fallout</text:a>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inal Fantasy X</text:p>
          </table:table-cell>
          <table:table-cell office:value-type="string" calcext:value-type="string">
            <text:p><text:a xlink:href="https://www.igdb.com/games/final-fantasy-x" xlink:type="simple">https://www.igdb.com/games/final-fantasy-x</text:a>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tamari Damacy</text:p>
          </table:table-cell>
          <table:table-cell office:value-type="string" calcext:value-type="string">
            <text:p><text:a xlink:href="https://www.igdb.com/games/katamari-damacy" xlink:type="simple">https://www.igdb.com/games/katamari-damacy</text:a>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ekken 3</text:p>
          </table:table-cell>
          <table:table-cell office:value-type="string" calcext:value-type="string">
            <text:p><text:a xlink:href="https://www.igdb.com/games/tekken-3" xlink:type="simple">https://www.igdb.com/games/tekken-3</text:a>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<text:a xlink:href="https://www.igdb.com/games/dead-space" xlink:type="simple">https://www.igdb.com/games/dead-space</text:a>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eet Fighter IV</text:p>
          </table:table-cell>
          <table:table-cell office:value-type="string" calcext:value-type="string">
            <text:p><text:a xlink:href="https://www.igdb.com/games/street-fighter-iv" xlink:type="simple">https://www.igdb.com/games/street-fighter-iv</text:a>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<text:a xlink:href="https://www.igdb.com/games/animal-crossing" xlink:type="simple">https://www.igdb.com/games/animal-crossing</text:a>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sychonauts</text:p>
          </table:table-cell>
          <table:table-cell office:value-type="string" calcext:value-type="string">
            <text:p><text:a xlink:href="https://www.igdb.com/games/psychonauts" xlink:type="simple">https://www.igdb.com/games/psychonauts</text:a>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etal Gear Solid 2: Sons of Liberty</text:p>
          </table:table-cell>
          <table:table-cell office:value-type="string" calcext:value-type="string">
            <text:p><text:a xlink:href="https://www.igdb.com/games/metal-gear-solid-2-sons-of-liberty" xlink:type="simple">https://www.igdb.com/games/metal-gear-solid-2-sons-of-liberty</text:a>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<text:a xlink:href="https://www.igdb.com/games/battlefield-1942" xlink:type="simple">https://www.igdb.com/games/battlefield-1942</text:a>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<text:a xlink:href="https://www.igdb.com/games/gone-home" xlink:type="simple">https://www.igdb.com/games/gone-home</text:a>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ome: Total War</text:p>
          </table:table-cell>
          <table:table-cell office:value-type="string" calcext:value-type="string">
            <text:p><text:a xlink:href="https://www.igdb.com/games/rome-total-war" xlink:type="simple">https://www.igdb.com/games/rome-total-war</text:a>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om Clancy's Splinter Cell: Chaos Theory</text:p>
          </table:table-cell>
          <table:table-cell office:value-type="string" calcext:value-type="string">
            <text:p><text:a xlink:href="https://www.igdb.com/games/tom-clancy-s-splinter-cell-chaos-theory" xlink:type="simple">https://www.igdb.com/games/tom-clancy-s-splinter-cell-chaos-theory</text:a>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<text:a xlink:href="https://www.igdb.com/games/castlevania" xlink:type="simple">https://www.igdb.com/games/castlevania</text:a>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onster Hunter: World</text:p>
          </table:table-cell>
          <table:table-cell office:value-type="string" calcext:value-type="string">
            <text:p><text:a xlink:href="https://www.igdb.com/games/monster-hunter-world" xlink:type="simple">https://www.igdb.com/games/monster-hunter-world</text:a>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meworld</text:p>
          </table:table-cell>
          <table:table-cell office:value-type="string" calcext:value-type="string">
            <text:p><text:a xlink:href="https://www.igdb.com/games/homeworld" xlink:type="simple">https://www.igdb.com/games/homeworld</text:a>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eets of Rage 2</text:p>
          </table:table-cell>
          <table:table-cell office:value-type="string" calcext:value-type="string">
            <text:p><text:a xlink:href="https://www.igdb.com/games/streets-of-rage-2" xlink:type="simple">https://www.igdb.com/games/streets-of-rage-2</text:a>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inja Gaiden (1988)</text:p>
          </table:table-cell>
          <table:table-cell office:value-type="string" calcext:value-type="string">
            <text:p><text:a xlink:href="https://www.igdb.com/games/ninja-gaiden--1" xlink:type="simple">https://www.igdb.com/games/ninja-gaiden--1</text:a>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ar Wars: The Arcade Game</text:p>
          </table:table-cell>
          <table:table-cell office:value-type="string" calcext:value-type="string">
            <text:p><text:a xlink:href="https://www.igdb.com/games/star-wars-the-arcade-game" xlink:type="simple">https://www.igdb.com/games/star-wars-the-arcade-game</text:a>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arcraft III: Reign of Chaos</text:p>
          </table:table-cell>
          <table:table-cell office:value-type="string" calcext:value-type="string">
            <text:p><text:a xlink:href="https://www.igdb.com/games/warcraft-iii-reign-of-chaos" xlink:type="simple">https://www.igdb.com/games/warcraft-iii-reign-of-chaos</text:a>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hantasy Star IV</text:p>
          </table:table-cell>
          <table:table-cell office:value-type="string" calcext:value-type="string">
            <text:p><text:a xlink:href="https://www.igdb.com/games/phantasy-star-iv-the-end-of-the-millennium" xlink:type="simple">https://www.igdb.com/games/phantasy-star-iv-the-end-of-the-millennium</text:a>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orizon: Zero Dawn</text:p>
          </table:table-cell>
          <table:table-cell office:value-type="string" calcext:value-type="string">
            <text:p><text:a xlink:href="https://www.igdb.com/games/horizon-zero-dawn" xlink:type="simple">https://www.igdb.com/games/horizon-zero-dawn</text:a>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ss Effect</text:p>
          </table:table-cell>
          <table:table-cell office:value-type="string" calcext:value-type="string">
            <text:p><text:a xlink:href="https://www.igdb.com/games/mass-effect" xlink:type="simple">https://www.igdb.com/games/mass-effect</text:a>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ltima IV: Quest of the Avatar</text:p>
          </table:table-cell>
          <table:table-cell office:value-type="string" calcext:value-type="string">
            <text:p><text:a xlink:href="https://www.igdb.com/games/ultima-quest-of-the-avatar" xlink:type="simple">https://www.igdb.com/games/ultima-quest-of-the-avatar</text:a>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OutRun</text:p>
          </table:table-cell>
          <table:table-cell office:value-type="string" calcext:value-type="string">
            <text:p><text:a xlink:href="https://www.igdb.com/games/outrun" xlink:type="simple">https://www.igdb.com/games/outrun</text:a>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<text:a xlink:href="https://www.igdb.com/games/bayonetta" xlink:type="simple">https://www.igdb.com/games/bayonetta</text:a>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uke Nukem 3D</text:p>
          </table:table-cell>
          <table:table-cell office:value-type="string" calcext:value-type="string">
            <text:p><text:a xlink:href="https://www.igdb.com/games/duke-nukem-3d" xlink:type="simple">https://www.igdb.com/games/duke-nukem-3d</text:a>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ance Dance Revolution (Series)</text:p>
          </table:table-cell>
          <table:table-cell office:value-type="string" calcext:value-type="string">
            <text:p><text:a xlink:href="https://www.igdb.com/games/dance-dance-revolution" xlink:type="simple">https://www.igdb.com/games/dance-dance-revolution</text:a>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ut of This World (AKA Another World)</text:p>
          </table:table-cell>
          <table:table-cell office:value-type="string" calcext:value-type="string">
            <text:p><text:a xlink:href="https://www.igdb.com/games/another-world" xlink:type="simple">https://www.igdb.com/games/another-world</text:a>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m &amp; Max Hit the Road</text:p>
          </table:table-cell>
          <table:table-cell office:value-type="string" calcext:value-type="string">
            <text:p><text:a xlink:href="https://www.igdb.com/games/sam-max-hit-the-road" xlink:type="simple">https://www.igdb.com/games/sam-max-hit-the-road</text:a>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arCraft II: Wings of Liberty</text:p>
          </table:table-cell>
          <table:table-cell office:value-type="string" calcext:value-type="string">
            <text:p><text:a xlink:href="https://www.igdb.com/games/starcraft-ii-wings-of-liberty" xlink:type="simple">https://www.igdb.com/games/starcraft-ii-wings-of-liberty</text:a>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et Grind Radio (AKA Jet Set Radio)</text:p>
          </table:table-cell>
          <table:table-cell office:value-type="string" calcext:value-type="string">
            <text:p><text:a xlink:href="https://www.igdb.com/games/jet-set-radio" xlink:type="simple">https://www.igdb.com/games/jet-set-radio</text:a>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o Evolution Soccer (Series)</text:p>
          </table:table-cell>
          <table:table-cell office:value-type="string" calcext:value-type="string">
            <text:p><text:a xlink:href="https://www.igdb.com/games/pro-evolution-soccer" xlink:type="simple">https://www.igdb.com/games/pro-evolution-soccer</text:a>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<text:a xlink:href="https://www.igdb.com/games/ikaruga" xlink:type="simple">https://www.igdb.com/games/ikaruga</text:a>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ers Please</text:p>
          </table:table-cell>
          <table:table-cell office:value-type="string" calcext:value-type="string">
            <text:p><text:a xlink:href="https://www.igdb.com/games/papers-please" xlink:type="simple">https://www.igdb.com/games/papers-please</text:a>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ar Fox</text:p>
          </table:table-cell>
          <table:table-cell office:value-type="string" calcext:value-type="string">
            <text:p><text:a xlink:href="https://www.igdb.com/games/star-fox-64" xlink:type="simple">https://www.igdb.com/games/star-fox-64</text:a>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nic CD</text:p>
          </table:table-cell>
          <table:table-cell office:value-type="string" calcext:value-type="string">
            <text:p><text:a xlink:href="https://www.igdb.com/games/sonic-cd" xlink:type="simple">https://www.igdb.com/games/sonic-cd</text:a>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uper Bomberman</text:p>
          </table:table-cell>
          <table:table-cell office:value-type="string" calcext:value-type="string">
            <text:p><text:a xlink:href="https://www.igdb.com/games/super-bomberman" xlink:type="simple">https://www.igdb.com/games/super-bomberman</text:a>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eet Fighter III</text:p>
          </table:table-cell>
          <table:table-cell office:value-type="string" calcext:value-type="string">
            <text:p><text:a xlink:href="https://www.igdb.com/games/street-fighter-iii-3rd-strike" xlink:type="simple">https://www.igdb.com/games/street-fighter-iii-3rd-strike</text:a>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ief II: The Metal Age</text:p>
          </table:table-cell>
          <table:table-cell office:value-type="string" calcext:value-type="string">
            <text:p><text:a xlink:href="https://www.igdb.com/games/thief-ii-the-metal-age" xlink:type="simple">https://www.igdb.com/games/thief-ii-the-metal-age</text:a>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ul Calibur II</text:p>
          </table:table-cell>
          <table:table-cell office:value-type="string" calcext:value-type="string">
            <text:p><text:a xlink:href="https://www.igdb.com/games/soulcalibur-ii" xlink:type="simple">https://www.igdb.com/games/soulcalibur-ii</text:a>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ltima Underworld: The Stygian Abyss</text:p>
          </table:table-cell>
          <table:table-cell office:value-type="string" calcext:value-type="string">
            <text:p><text:a xlink:href="https://www.igdb.com/games/ultima-underworld-the-stygian-abyss" xlink:type="simple">https://www.igdb.com/games/ultima-underworld-the-stygian-abyss</text:a>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itness, The</text:p>
          </table:table-cell>
          <table:table-cell office:value-type="string" calcext:value-type="string">
            <text:p><text:a xlink:href="https://www.igdb.com/games/the-witness" xlink:type="simple">https://www.igdb.com/games/the-witness</text:a>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peout</text:p>
          </table:table-cell>
          <table:table-cell office:value-type="string" calcext:value-type="string">
            <text:p><text:a xlink:href="https://www.igdb.com/games/wipeout" xlink:type="simple">https://www.igdb.com/games/wipeout</text:a>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ar Wars: X-Wing</text:p>
          </table:table-cell>
          <table:table-cell office:value-type="string" calcext:value-type="string">
            <text:p><text:a xlink:href="https://www.igdb.com/games/star-wars-x-wing" xlink:type="simple">https://www.igdb.com/games/star-wars-x-wing</text:a>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ubble Bobble</text:p>
          </table:table-cell>
          <table:table-cell office:value-type="string" calcext:value-type="string">
            <text:p><text:a xlink:href="https://www.igdb.com/games/bubble-bobble" xlink:type="simple">https://www.igdb.com/games/bubble-bobble</text:a>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ltima VII: The Black Gate</text:p>
          </table:table-cell>
          <table:table-cell office:value-type="string" calcext:value-type="string">
            <text:p><text:a xlink:href="https://www.igdb.com/games/ultima-vii-the-black-gate" xlink:type="simple">https://www.igdb.com/games/ultima-vii-the-black-gate</text:a>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arioWare Inc: Mega Microgames!</text:p>
          </table:table-cell>
          <table:table-cell office:value-type="string" calcext:value-type="string">
            <text:p><text:a xlink:href="https://www.igdb.com/games/warioware-inc-mega-microgames" xlink:type="simple">https://www.igdb.com/games/warioware-inc-mega-microgames</text:a>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ega Man X</text:p>
          </table:table-cell>
          <table:table-cell office:value-type="string" calcext:value-type="string">
            <text:p><text:a xlink:href="https://www.igdb.com/games/mega-man-x" xlink:type="simple">https://www.igdb.com/games/mega-man-x</text:a>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<text:a xlink:href="https://www.igdb.com/games/adventure" xlink:type="simple">https://www.igdb.com/games/adventure</text:a>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peedball 2: Brutal Deluxe</text:p>
          </table:table-cell>
          <table:table-cell office:value-type="string" calcext:value-type="string">
            <text:p><text:a xlink:href="https://www.igdb.com/games/speedball-2-brutal-deluxe" xlink:type="simple">https://www.igdb.com/games/speedball-2-brutal-deluxe</text:a>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x Payne</text:p>
          </table:table-cell>
          <table:table-cell office:value-type="string" calcext:value-type="string">
            <text:p><text:a xlink:href="https://www.igdb.com/games/max-payne" xlink:type="simple">https://www.igdb.com/games/max-payne</text:a>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kemon Gold/Silver/Crystal</text:p>
          </table:table-cell>
          <table:table-cell office:value-type="string" calcext:value-type="string">
            <text:p><text:a xlink:href="https://www.igdb.com/games/pokemon-gold" xlink:type="simple">https://www.igdb.com/games/pokemon-gold</text:a>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ears of War 2</text:p>
          </table:table-cell>
          <table:table-cell office:value-type="string" calcext:value-type="string">
            <text:p><text:a xlink:href="https://www.igdb.com/games/gears-of-war-2" xlink:type="simple">https://www.igdb.com/games/gears-of-war-2</text:a>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uper Mario Bros. 2</text:p>
          </table:table-cell>
          <table:table-cell office:value-type="string" calcext:value-type="string">
            <text:p><text:a xlink:href="https://www.igdb.com/games/super-mario-bros-2" xlink:type="simple">https://www.igdb.com/games/super-mario-bros-2</text:a>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nzer Dragoon Saga</text:p>
          </table:table-cell>
          <table:table-cell office:value-type="string" calcext:value-type="string">
            <text:p><text:a xlink:href="https://www.igdb.com/games/panzer-dragoon-saga" xlink:type="simple">https://www.igdb.com/games/panzer-dragoon-saga</text:a>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une II: The Building of a Dynasty</text:p>
          </table:table-cell>
          <table:table-cell office:value-type="string" calcext:value-type="string">
            <text:p><text:a xlink:href="https://www.igdb.com/games/dune-ii-the-building-of-a-dynasty" xlink:type="simple">https://www.igdb.com/games/dune-ii-the-building-of-a-dynasty</text:a>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anjo-Kazooie</text:p>
          </table:table-cell>
          <table:table-cell office:value-type="string" calcext:value-type="string">
            <text:p><text:a xlink:href="https://www.igdb.com/games/banjo-kazooie" xlink:type="simple">https://www.igdb.com/games/banjo-kazooie</text:a>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tman: Blood Money</text:p>
          </table:table-cell>
          <table:table-cell office:value-type="string" calcext:value-type="string">
            <text:p><text:a xlink:href="https://www.igdb.com/games/hitman-blood-money" xlink:type="simple">https://www.igdb.com/games/hitman-blood-money</text:a>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ghts Into Dreams</text:p>
          </table:table-cell>
          <table:table-cell office:value-type="string" calcext:value-type="string">
            <text:p><text:a xlink:href="https://www.igdb.com/games/nights-into-dreams-dot-dot-dot--1" xlink:type="simple">https://www.igdb.com/games/nights-into-dreams-dot-dot-dot--1</text:a>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<text:a xlink:href="https://www.igdb.com/games/dragon-warrior" xlink:type="simple">https://www.igdb.com/games/dragon-warrior</text:a>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eometry Wars: Retro Evolved</text:p>
          </table:table-cell>
          <table:table-cell office:value-type="string" calcext:value-type="string">
            <text:p><text:a xlink:href="https://www.igdb.com/games/geometry-wars-retro-evolved" xlink:type="simple">https://www.igdb.com/games/geometry-wars-retro-evolved</text:a>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uper Mario RPG: Legend of the Seven Stars</text:p>
          </table:table-cell>
          <table:table-cell office:value-type="string" calcext:value-type="string">
            <text:p><text:a xlink:href="https://www.igdb.com/games/super-mario-rpg-legend-of-the-seven-stars" xlink:type="simple">https://www.igdb.com/games/super-mario-rpg-legend-of-the-seven-stars</text:a>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ire Emblem: Awakening</text:p>
          </table:table-cell>
          <table:table-cell office:value-type="string" calcext:value-type="string">
            <text:p><text:a xlink:href="https://www.igdb.com/games/fire-emblem-awakening" xlink:type="simple">https://www.igdb.com/games/fire-emblem-awakening</text:a>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eyond Good &amp; Evil</text:p>
          </table:table-cell>
          <table:table-cell office:value-type="string" calcext:value-type="string">
            <text:p><text:a xlink:href="https://www.igdb.com/games/beyond-good-evil" xlink:type="simple">https://www.igdb.com/games/beyond-good-evil</text:a>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ega Rally Championship</text:p>
          </table:table-cell>
          <table:table-cell office:value-type="string" calcext:value-type="string">
            <text:p><text:a xlink:href="https://www.igdb.com/games/sega-rally-championship" xlink:type="simple">https://www.igdb.com/games/sega-rally-championship</text:a>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<text:a xlink:href="https://www.igdb.com/games/lode-runner" xlink:type="simple">https://www.igdb.com/games/lode-runner</text:a>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irates!</text:p>
          </table:table-cell>
          <table:table-cell office:value-type="string" calcext:value-type="string">
            <text:p><text:a xlink:href="https://www.igdb.com/games/sid-meiers-pirates" xlink:type="simple">https://www.igdb.com/games/sid-meiers-pirates</text:a>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ragon Quest VIII: Journey of the Cursed King</text:p>
          </table:table-cell>
          <table:table-cell office:value-type="string" calcext:value-type="string">
            <text:p><text:a xlink:href="https://www.igdb.com/games/dragon-quest-viii-journey-of-the-cursed-king" xlink:type="simple">https://www.igdb.com/games/dragon-quest-viii-journey-of-the-cursed-king</text:a>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Unreal Tournament</text:p>
          </table:table-cell>
          <table:table-cell office:value-type="string" calcext:value-type="string">
            <text:p><text:a xlink:href="https://www.igdb.com/games/unreal-tournament" xlink:type="simple">https://www.igdb.com/games/unreal-tournament</text:a>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gry Birds</text:p>
          </table:table-cell>
          <table:table-cell office:value-type="string" calcext:value-type="string">
            <text:p><text:a xlink:href="https://www.igdb.com/games/angry-birds" xlink:type="simple">https://www.igdb.com/games/angry-birds</text:a>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<text:a xlink:href="https://www.igdb.com/games/arkanoid" xlink:type="simple">https://www.igdb.com/games/arkanoid</text:a>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ing Commander</text:p>
          </table:table-cell>
          <table:table-cell office:value-type="string" calcext:value-type="string">
            <text:p><text:a xlink:href="https://www.igdb.com/games/wing-commander" xlink:type="simple">https://www.igdb.com/games/wing-commander</text:a>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anley Parable, The</text:p>
          </table:table-cell>
          <table:table-cell office:value-type="string" calcext:value-type="string">
            <text:p><text:a xlink:href="https://www.igdb.com/games/the-stanley-parable" xlink:type="simple">https://www.igdb.com/games/the-stanley-parable</text:a>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ersona 5 (2017) / Person 5 Royal (2020)</text:p>
          </table:table-cell>
          <table:table-cell office:value-type="string" calcext:value-type="string">
            <text:p><text:a xlink:href="https://www.igdb.com/games/persona-5" xlink:type="simple">https://www.igdb.com/games/persona-5</text:a>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ikoden II</text:p>
          </table:table-cell>
          <table:table-cell office:value-type="string" calcext:value-type="string">
            <text:p><text:a xlink:href="https://www.igdb.com/games/suikoden-ii" xlink:type="simple">https://www.igdb.com/games/suikoden-ii</text:a>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<text:a xlink:href="https://www.igdb.com/games/final-fantasy" xlink:type="simple">https://www.igdb.com/games/final-fantasy</text:a>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opulous</text:p>
          </table:table-cell>
          <table:table-cell office:value-type="string" calcext:value-type="string">
            <text:p><text:a xlink:href="https://www.igdb.com/games/populous" xlink:type="simple">https://www.igdb.com/games/populous</text:a>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irtua Fighter 2</text:p>
          </table:table-cell>
          <table:table-cell office:value-type="string" calcext:value-type="string">
            <text:p><text:a xlink:href="https://www.igdb.com/games/virtua-fighter-2" xlink:type="simple">https://www.igdb.com/games/virtua-fighter-2</text:a>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-Type</text:p>
          </table:table-cell>
          <table:table-cell office:value-type="string" calcext:value-type="string">
            <text:p><text:a xlink:href="https://www.igdb.com/games/r-type" xlink:type="simple">https://www.igdb.com/games/r-type</text:a>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rderlands 2</text:p>
          </table:table-cell>
          <table:table-cell office:value-type="string" calcext:value-type="string">
            <text:p><text:a xlink:href="https://www.igdb.com/games/borderlands-2" xlink:type="simple">https://www.igdb.com/games/borderlands-2</text:a>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Quake II</text:p>
          </table:table-cell>
          <table:table-cell office:value-type="string" calcext:value-type="string">
            <text:p><text:a xlink:href="https://www.igdb.com/games/quake-ii" xlink:type="simple">https://www.igdb.com/games/quake-ii</text:a>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unstar Heroes</text:p>
          </table:table-cell>
          <table:table-cell office:value-type="string" calcext:value-type="string">
            <text:p><text:a xlink:href="https://www.igdb.com/games/gunstar-heroes" xlink:type="simple">https://www.igdb.com/games/gunstar-heroes</text:a>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<text:a xlink:href="https://www.igdb.com/games/demon-s-souls" xlink:type="simple">https://www.igdb.com/games/demon-s-souls</text:a>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ontra III: The Alien Wars (AKA Super Probotector)</text:p>
          </table:table-cell>
          <table:table-cell office:value-type="string" calcext:value-type="string">
            <text:p><text:a xlink:href="https://www.igdb.com/games/contra-iii-the-alien-wars" xlink:type="simple">https://www.igdb.com/games/contra-iii-the-alien-wars</text:a>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er Story</text:p>
          </table:table-cell>
          <table:table-cell office:value-type="string" calcext:value-type="string">
            <text:p><text:a xlink:href="https://www.igdb.com/games/her-story" xlink:type="simple">https://www.igdb.com/games/her-story</text:a>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<text:a xlink:href="https://www.igdb.com/games/crazy-taxi" xlink:type="simple">https://www.igdb.com/games/crazy-taxi</text:a>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uper Smash Bros.</text:p>
          </table:table-cell>
          <table:table-cell office:value-type="string" calcext:value-type="string">
            <text:p><text:a xlink:href="https://www.igdb.com/games/super-smash-bros" xlink:type="simple">https://www.igdb.com/games/super-smash-bros</text:a>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ge of Empires</text:p>
          </table:table-cell>
          <table:table-cell office:value-type="string" calcext:value-type="string">
            <text:p><text:a xlink:href="https://www.igdb.com/games/age-of-empires" xlink:type="simple">https://www.igdb.com/games/age-of-empires</text:a>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erzog Zwei</text:p>
          </table:table-cell>
          <table:table-cell office:value-type="string" calcext:value-type="string">
            <text:p><text:a xlink:href="https://www.igdb.com/games/herzog-zwei" xlink:type="simple">https://www.igdb.com/games/herzog-zwei</text:a>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erfect Dark</text:p>
          </table:table-cell>
          <table:table-cell office:value-type="string" calcext:value-type="string">
            <text:p><text:a xlink:href="https://www.igdb.com/games/perfect-dark" xlink:type="simple">https://www.igdb.com/games/perfect-dark</text:a>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oust</text:p>
          </table:table-cell>
          <table:table-cell office:value-type="string" calcext:value-type="string">
            <text:p><text:a xlink:href="https://www.igdb.com/games/joust" xlink:type="simple">https://www.igdb.com/games/joust</text:a>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ssile Command</text:p>
          </table:table-cell>
          <table:table-cell office:value-type="string" calcext:value-type="string">
            <text:p><text:a xlink:href="https://www.igdb.com/games/missile-command" xlink:type="simple">https://www.igdb.com/games/missile-command</text:a>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arble Madness</text:p>
          </table:table-cell>
          <table:table-cell office:value-type="string" calcext:value-type="string">
            <text:p><text:a xlink:href="https://www.igdb.com/games/marble-madness" xlink:type="simple">https://www.igdb.com/games/marble-madness</text:a>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eltarune</text:p>
          </table:table-cell>
          <table:table-cell office:value-type="string" calcext:value-type="string">
            <text:p><text:a xlink:href="https://www.igdb.com/games/deltarune" xlink:type="simple">https://www.igdb.com/games/deltarune</text:a>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od of War II</text:p>
          </table:table-cell>
          <table:table-cell office:value-type="string" calcext:value-type="string">
            <text:p><text:a xlink:href="https://www.igdb.com/games/god-of-war-ii" xlink:type="simple">https://www.igdb.com/games/god-of-war-ii</text:a>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ldur's Gate</text:p>
          </table:table-cell>
          <table:table-cell office:value-type="string" calcext:value-type="string">
            <text:p><text:a xlink:href="https://www.igdb.com/games/baldur-s-gate" xlink:type="simple">https://www.igdb.com/games/baldur-s-gate</text:a>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<text:a xlink:href="https://www.igdb.com/games/frogger" xlink:type="simple">https://www.igdb.com/games/frogger</text:a>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orms Armageddon</text:p>
          </table:table-cell>
          <table:table-cell office:value-type="string" calcext:value-type="string">
            <text:p><text:a xlink:href="https://www.igdb.com/games/worms-armageddon" xlink:type="simple">https://www.igdb.com/games/worms-armageddon</text:a>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vil May Cry</text:p>
          </table:table-cell>
          <table:table-cell office:value-type="string" calcext:value-type="string">
            <text:p><text:a xlink:href="https://www.igdb.com/games/devil-may-cry" xlink:type="simple">https://www.igdb.com/games/devil-may-cry</text:a>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evil May Cry 3: Dante's Awakening</text:p>
          </table:table-cell>
          <table:table-cell office:value-type="string" calcext:value-type="string">
            <text:p><text:a xlink:href="https://www.igdb.com/games/devil-may-cry-3-dante-s-awakening" xlink:type="simple">https://www.igdb.com/games/devil-may-cry-3-dante-s-awakening</text:a>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ave Race 64</text:p>
          </table:table-cell>
          <table:table-cell office:value-type="string" calcext:value-type="string">
            <text:p><text:a xlink:href="https://www.igdb.com/games/wave-race-64" xlink:type="simple">https://www.igdb.com/games/wave-race-64</text:a>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mpany of Heroes</text:p>
          </table:table-cell>
          <table:table-cell office:value-type="string" calcext:value-type="string">
            <text:p><text:a xlink:href="https://www.igdb.com/games/company-of-heroes" xlink:type="simple">https://www.igdb.com/games/company-of-heroes</text:a>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<text:a xlink:href="https://www.igdb.com/games/mule" xlink:type="simple">https://www.igdb.com/games/mule</text:a>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ilent Hill</text:p>
          </table:table-cell>
          <table:table-cell office:value-type="string" calcext:value-type="string">
            <text:p><text:a xlink:href="https://www.igdb.com/games/silent-hill" xlink:type="simple">https://www.igdb.com/games/silent-hill</text:a>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ar Control II</text:p>
          </table:table-cell>
          <table:table-cell office:value-type="string" calcext:value-type="string">
            <text:p><text:a xlink:href="https://www.igdb.com/games/star-control-ii" xlink:type="simple">https://www.igdb.com/games/star-control-ii</text:a>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rtnite</text:p>
          </table:table-cell>
          <table:table-cell office:value-type="string" calcext:value-type="string">
            <text:p><text:a xlink:href="https://www.igdb.com/games/fortnite" xlink:type="simple">https://www.igdb.com/games/fortnite</text:a>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<text:a xlink:href="https://www.igdb.com/games/burnout-paradise" xlink:type="simple">https://www.igdb.com/games/burnout-paradise</text:a>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<text:a xlink:href="https://www.igdb.com/games/littlebigplanet" xlink:type="simple">https://www.igdb.com/games/littlebigplanet</text:a>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ungeon Master</text:p>
          </table:table-cell>
          <table:table-cell office:value-type="string" calcext:value-type="string">
            <text:p><text:a xlink:href="https://www.igdb.com/games/dungeon-master" xlink:type="simple">https://www.igdb.com/games/dungeon-master</text:a>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<text:a xlink:href="https://www.igdb.com/games/diablo-iii" xlink:type="simple">https://www.igdb.com/games/diablo-iii</text:a>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peout XL (AKA Wipeout 2097)</text:p>
          </table:table-cell>
          <table:table-cell office:value-type="string" calcext:value-type="string">
            <text:p><text:a xlink:href="https://www.igdb.com/games/wipeout-xl" xlink:type="simple">https://www.igdb.com/games/wipeout-xl</text:a>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empest 2000</text:p>
          </table:table-cell>
          <table:table-cell office:value-type="string" calcext:value-type="string">
            <text:p><text:a xlink:href="https://www.igdb.com/games/tempest-2000" xlink:type="simple">https://www.igdb.com/games/tempest-2000</text:a>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rio Kart 64</text:p>
          </table:table-cell>
          <table:table-cell office:value-type="string" calcext:value-type="string">
            <text:p><text:a xlink:href="https://www.igdb.com/games/mario-kart-64" xlink:type="simple">https://www.igdb.com/games/mario-kart-64</text:a>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<text:a xlink:href="https://www.igdb.com/games/kentucky-route-zero" xlink:type="simple">https://www.igdb.com/games/kentucky-route-zero</text:a>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<text:a xlink:href="https://www.igdb.com/games/breakout" xlink:type="simple">https://www.igdb.com/games/breakout</text:a>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aRappa the Rapper</text:p>
          </table:table-cell>
          <table:table-cell office:value-type="string" calcext:value-type="string">
            <text:p><text:a xlink:href="https://www.igdb.com/games/parappa-the-rapper" xlink:type="simple">https://www.igdb.com/games/parappa-the-rapper</text:a>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oShock Infinite</text:p>
          </table:table-cell>
          <table:table-cell office:value-type="string" calcext:value-type="string">
            <text:p><text:a xlink:href="https://www.igdb.com/games/bioshock-infinite" xlink:type="simple">https://www.igdb.com/games/bioshock-infinite</text:a>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turn of the Obra Dinn</text:p>
          </table:table-cell>
          <table:table-cell office:value-type="string" calcext:value-type="string">
            <text:p><text:a xlink:href="https://www.igdb.com/games/return-of-the-obra-dinn" xlink:type="simple">https://www.igdb.com/games/return-of-the-obra-dinn</text:a>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vel Vs Capcom 2: New Age of Heroes</text:p>
          </table:table-cell>
          <table:table-cell office:value-type="string" calcext:value-type="string">
            <text:p><text:a xlink:href="https://www.igdb.com/games/marvel-vs-capcom-2-new-age-of-heroes" xlink:type="simple">https://www.igdb.com/games/marvel-vs-capcom-2-new-age-of-heroes</text:a>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hantasy Star Online</text:p>
          </table:table-cell>
          <table:table-cell office:value-type="string" calcext:value-type="string">
            <text:p><text:a xlink:href="https://www.igdb.com/games/phantasy-star-online" xlink:type="simple">https://www.igdb.com/games/phantasy-star-online</text:a>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<text:a xlink:href="https://www.igdb.com/games/final-fight" xlink:type="simple">https://www.igdb.com/games/final-fight</text:a>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aytona USA</text:p>
          </table:table-cell>
          <table:table-cell office:value-type="string" calcext:value-type="string">
            <text:p><text:a xlink:href="https://www.igdb.com/games/daytona-usa" xlink:type="simple">https://www.igdb.com/games/daytona-usa</text:a>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hampionship Manager [1992-2003] / Football Manager [2004-Current] (Series)</text:p>
          </table:table-cell>
          <table:table-cell office:value-type="string" calcext:value-type="string">
            <text:p><text:a xlink:href="https://www.igdb.com/games/championship-manager" xlink:type="simple">https://www.igdb.com/games/championship-manager</text:a>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-Zero GX</text:p>
          </table:table-cell>
          <table:table-cell office:value-type="string" calcext:value-type="string">
            <text:p><text:a xlink:href="https://www.igdb.com/games/f-zero-gx" xlink:type="simple">https://www.igdb.com/games/f-zero-gx</text:a>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egend of Zelda, The: Twilight Princess</text:p>
          </table:table-cell>
          <table:table-cell office:value-type="string" calcext:value-type="string">
            <text:p><text:a xlink:href="https://www.igdb.com/games/the-legend-of-zelda-twilight-princess" xlink:type="simple">https://www.igdb.com/games/the-legend-of-zelda-twilight-princess</text:a>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aturn Bomberman</text:p>
          </table:table-cell>
          <table:table-cell office:value-type="string" calcext:value-type="string">
            <text:p><text:a xlink:href="https://www.igdb.com/games/saturn-bomberman" xlink:type="simple">https://www.igdb.com/games/saturn-bomberman</text:a>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arlords</text:p>
          </table:table-cell>
          <table:table-cell office:value-type="string" calcext:value-type="string">
            <text:p><text:a xlink:href="https://www.igdb.com/games/warlords" xlink:type="simple">https://www.igdb.com/games/warlords</text:a>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imal Crossing: New Leaf</text:p>
          </table:table-cell>
          <table:table-cell office:value-type="string" calcext:value-type="string">
            <text:p><text:a xlink:href="https://www.igdb.com/games/animal-crossing-new-leaf" xlink:type="simple">https://www.igdb.com/games/animal-crossing-new-leaf</text:a>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<text:a xlink:href="https://www.igdb.com/games/alone-in-the-dark" xlink:type="simple">https://www.igdb.com/games/alone-in-the-dark</text:a>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-Zero</text:p>
          </table:table-cell>
          <table:table-cell office:value-type="string" calcext:value-type="string">
            <text:p><text:a xlink:href="https://www.igdb.com/games/f-zero" xlink:type="simple">https://www.igdb.com/games/f-zero</text:a>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eroes of Might and Magic III</text:p>
          </table:table-cell>
          <table:table-cell office:value-type="string" calcext:value-type="string">
            <text:p><text:a xlink:href="https://www.igdb.com/games/heroes-of-might-and-magic-iii-the-restoration-of-erathia" xlink:type="simple">https://www.igdb.com/games/heroes-of-might-and-magic-iii-the-restoration-of-erathia</text:a>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ash Bandicoot: Warped</text:p>
          </table:table-cell>
          <table:table-cell office:value-type="string" calcext:value-type="string">
            <text:p><text:a xlink:href="https://www.igdb.com/games/crash-bandicoot-warped" xlink:type="simple">https://www.igdb.com/games/crash-bandicoot-warped</text:a>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etal Slug</text:p>
          </table:table-cell>
          <table:table-cell office:value-type="string" calcext:value-type="string">
            <text:p><text:a xlink:href="https://www.igdb.com/games/metal-slug" xlink:type="simple">https://www.igdb.com/games/metal-slug</text:a>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ionic Commando (1987) / Bionic Commando Rearmed (2009)</text:p>
          </table:table-cell>
          <table:table-cell office:value-type="string" calcext:value-type="string">
            <text:p><text:a xlink:href="https://www.igdb.com/games/bionic-commando--1" xlink:type="simple">https://www.igdb.com/games/bionic-commando--1</text:a>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ltima</text:p>
          </table:table-cell>
          <table:table-cell office:value-type="string" calcext:value-type="string">
            <text:p><text:a xlink:href="https://www.igdb.com/games/ultima" xlink:type="simple">https://www.igdb.com/games/ultima</text:a>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King's Quest</text:p>
          </table:table-cell>
          <table:table-cell office:value-type="string" calcext:value-type="string">
            <text:p><text:a xlink:href="https://www.igdb.com/games/king-s-quest-quest-for-the-crown" xlink:type="simple">https://www.igdb.com/games/king-s-quest-quest-for-the-crown</text:a>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ims 2, The</text:p>
          </table:table-cell>
          <table:table-cell office:value-type="string" calcext:value-type="string">
            <text:p><text:a xlink:href="https://www.igdb.com/games/the-sims-2" xlink:type="simple">https://www.igdb.com/games/the-sims-2</text:a>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ga Man</text:p>
          </table:table-cell>
          <table:table-cell office:value-type="string" calcext:value-type="string">
            <text:p><text:a xlink:href="https://www.igdb.com/games/mega-man" xlink:type="simple">https://www.igdb.com/games/mega-man</text:a>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chWarrior 2</text:p>
          </table:table-cell>
          <table:table-cell office:value-type="string" calcext:value-type="string">
            <text:p><text:a xlink:href="https://www.igdb.com/games/mechwarrior-2-31st-century-combat" xlink:type="simple">https://www.igdb.com/games/mechwarrior-2-31st-century-combat</text:a>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OutRun 2 (2003) / OutRun 2006: Coast 2 Coast (2006)</text:p>
          </table:table-cell>
          <table:table-cell office:value-type="string" calcext:value-type="string">
            <text:p><text:a xlink:href="https://www.igdb.com/games/outrun-2" xlink:type="simple">https://www.igdb.com/games/outrun-2</text:a>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nd Forever Voyaging, A</text:p>
          </table:table-cell>
          <table:table-cell office:value-type="string" calcext:value-type="string">
            <text:p><text:a xlink:href="https://www.igdb.com/games/a-mind-forever-voyaging" xlink:type="simple">https://www.igdb.com/games/a-mind-forever-voyaging</text:a>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<text:a xlink:href="https://www.igdb.com/games/combat" xlink:type="simple">https://www.igdb.com/games/combat</text:a>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inal Fantasy VIII</text:p>
          </table:table-cell>
          <table:table-cell office:value-type="string" calcext:value-type="string">
            <text:p><text:a xlink:href="https://www.igdb.com/games/final-fantasy-viii" xlink:type="simple">https://www.igdb.com/games/final-fantasy-viii</text:a>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ar Wars: Jedi Knight - Dark Forces II</text:p>
          </table:table-cell>
          <table:table-cell office:value-type="string" calcext:value-type="string">
            <text:p><text:a xlink:href="https://www.igdb.com/games/star-wars-jedi-knight-dark-forces-ii" xlink:type="simple">https://www.igdb.com/games/star-wars-jedi-knight-dark-forces-ii</text:a>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irtua Fighter</text:p>
          </table:table-cell>
          <table:table-cell office:value-type="string" calcext:value-type="string">
            <text:p><text:a xlink:href="https://www.igdb.com/games/virtua-fighter--1" xlink:type="simple">https://www.igdb.com/games/virtua-fighter--1</text:a>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izardry: Proving Grounds of the Mad Overlord</text:p>
          </table:table-cell>
          <table:table-cell office:value-type="string" calcext:value-type="string">
            <text:p><text:a xlink:href="https://www.igdb.com/games/wizardry-proving-grounds-of-the-mad-overlord" xlink:type="simple">https://www.igdb.com/games/wizardry-proving-grounds-of-the-mad-overlord</text:a>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nkey Kong '94</text:p>
          </table:table-cell>
          <table:table-cell office:value-type="string" calcext:value-type="string">
            <text:p><text:a xlink:href="https://www.igdb.com/games/donkey-kong--2" xlink:type="simple">https://www.igdb.com/games/donkey-kong--2</text:a>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ekken 2</text:p>
          </table:table-cell>
          <table:table-cell office:value-type="string" calcext:value-type="string">
            <text:p><text:a xlink:href="https://www.igdb.com/games/tekken-2" xlink:type="simple">https://www.igdb.com/games/tekken-2</text:a>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<text:a xlink:href="https://www.igdb.com/games/rogue" xlink:type="simple">https://www.igdb.com/games/rogue</text:a>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<text:a xlink:href="https://www.igdb.com/games/fallout-new-vegas" xlink:type="simple">https://www.igdb.com/games/fallout-new-vegas</text:a>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ntinel, The</text:p>
          </table:table-cell>
          <table:table-cell office:value-type="string" calcext:value-type="string">
            <text:p><text:a xlink:href="https://www.igdb.com/games/the-sentinel" xlink:type="simple">https://www.igdb.com/games/the-sentinel</text:a>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ife Is Strange</text:p>
          </table:table-cell>
          <table:table-cell office:value-type="string" calcext:value-type="string">
            <text:p><text:a xlink:href="https://www.igdb.com/games/life-is-strange" xlink:type="simple">https://www.igdb.com/games/life-is-strange</text:a>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reespace 2</text:p>
          </table:table-cell>
          <table:table-cell office:value-type="string" calcext:value-type="string">
            <text:p><text:a xlink:href="https://www.igdb.com/games/freespace-2" xlink:type="simple">https://www.igdb.com/games/freespace-2</text:a>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alkyria Chronicles</text:p>
          </table:table-cell>
          <table:table-cell office:value-type="string" calcext:value-type="string">
            <text:p><text:a xlink:href="https://www.igdb.com/games/valkyria-chronicles" xlink:type="simple">https://www.igdb.com/games/valkyria-chronicles</text:a>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attlefield 2</text:p>
          </table:table-cell>
          <table:table-cell office:value-type="string" calcext:value-type="string">
            <text:p><text:a xlink:href="https://www.igdb.com/games/battlefield-2" xlink:type="simple">https://www.igdb.com/games/battlefield-2</text:a>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ust-A-Move (AKA Puzzle Bobble)</text:p>
          </table:table-cell>
          <table:table-cell office:value-type="string" calcext:value-type="string">
            <text:p><text:a xlink:href="https://www.igdb.com/games/bust-a-move" xlink:type="simple">https://www.igdb.com/games/bust-a-move</text:a>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etris Attack (AKA Panel de Pon)</text:p>
          </table:table-cell>
          <table:table-cell office:value-type="string" calcext:value-type="string">
            <text:p><text:a xlink:href="https://www.igdb.com/games/panel-de-pon" xlink:type="simple">https://www.igdb.com/games/panel-de-pon</text:a>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ims 3, The</text:p>
          </table:table-cell>
          <table:table-cell office:value-type="string" calcext:value-type="string">
            <text:p><text:a xlink:href="https://www.igdb.com/games/the-sims-3" xlink:type="simple">https://www.igdb.com/games/the-sims-3</text:a>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lossal Cave Adventure</text:p>
          </table:table-cell>
          <table:table-cell office:value-type="string" calcext:value-type="string">
            <text:p><text:a xlink:href="https://www.igdb.com/games/colossal-cave-adventure" xlink:type="simple">https://www.igdb.com/games/colossal-cave-adventure</text:a>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Virtua Racing</text:p>
          </table:table-cell>
          <table:table-cell office:value-type="string" calcext:value-type="string">
            <text:p><text:a xlink:href="https://www.igdb.com/games/virtua-racing" xlink:type="simple">https://www.igdb.com/games/virtua-racing</text:a>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<text:a xlink:href="https://www.igdb.com/games/syndicate--2" xlink:type="simple">https://www.igdb.com/games/syndicate--2</text:a>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FL 2K (Series)</text:p>
          </table:table-cell>
          <table:table-cell office:value-type="string" calcext:value-type="string">
            <text:p><text:a xlink:href="https://www.igdb.com/games/nfl-2k" xlink:type="simple">https://www.igdb.com/games/nfl-2k</text:a>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uphead</text:p>
          </table:table-cell>
          <table:table-cell office:value-type="string" calcext:value-type="string">
            <text:p><text:a xlink:href="https://www.igdb.com/games/cuphead" xlink:type="simple">https://www.igdb.com/games/cuphead</text:a>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otal Annihilation</text:p>
          </table:table-cell>
          <table:table-cell office:value-type="string" calcext:value-type="string">
            <text:p><text:a xlink:href="https://www.igdb.com/games/total-annihilation" xlink:type="simple">https://www.igdb.com/games/total-annihilation</text:a>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houls N Ghosts</text:p>
          </table:table-cell>
          <table:table-cell office:value-type="string" calcext:value-type="string">
            <text:p><text:a xlink:href="https://www.igdb.com/games/ghouls-n-ghosts" xlink:type="simple">https://www.igdb.com/games/ghouls-n-ghosts</text:a>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amurai Shodown</text:p>
          </table:table-cell>
          <table:table-cell office:value-type="string" calcext:value-type="string">
            <text:p><text:a xlink:href="https://www.igdb.com/games/samurai-shodown" xlink:type="simple">https://www.igdb.com/games/samurai-shodown</text:a>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uper Bomberman 2</text:p>
          </table:table-cell>
          <table:table-cell office:value-type="string" calcext:value-type="string">
            <text:p><text:a xlink:href="https://www.igdb.com/games/super-bomberman-2" xlink:type="simple">https://www.igdb.com/games/super-bomberman-2</text:a>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BA 2K (Series)</text:p>
          </table:table-cell>
          <table:table-cell office:value-type="string" calcext:value-type="string">
            <text:p><text:a xlink:href="https://www.igdb.com/games/nba-2k" xlink:type="simple">https://www.igdb.com/games/nba-2k</text:a>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irtua Tennis (Series)</text:p>
          </table:table-cell>
          <table:table-cell office:value-type="string" calcext:value-type="string">
            <text:p><text:a xlink:href="https://www.igdb.com/games/virtua-tennis" xlink:type="simple">https://www.igdb.com/games/virtua-tennis</text:a>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ass Effect 3</text:p>
          </table:table-cell>
          <table:table-cell office:value-type="string" calcext:value-type="string">
            <text:p><text:a xlink:href="https://www.igdb.com/games/mass-effect-3" xlink:type="simple">https://www.igdb.com/games/mass-effect-3</text:a>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ega Bomberman (AKA Bomberman 94)</text:p>
          </table:table-cell>
          <table:table-cell office:value-type="string" calcext:value-type="string">
            <text:p><text:a xlink:href="https://www.igdb.com/games/bomberman-94" xlink:type="simple">https://www.igdb.com/games/bomberman-94</text:a>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<text:a xlink:href="https://www.igdb.com/games/virtua-fighter-4" xlink:type="simple">https://www.igdb.com/games/virtua-fighter-4</text:a>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<text:a xlink:href="https://www.igdb.com/games/crusader-kings-ii" xlink:type="simple">https://www.igdb.com/games/crusader-kings-ii</text:a>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lashback</text:p>
          </table:table-cell>
          <table:table-cell office:value-type="string" calcext:value-type="string">
            <text:p><text:a xlink:href="https://www.igdb.com/games/flashback-the-quest-for-identity" xlink:type="simple">https://www.igdb.com/games/flashback-the-quest-for-identity</text:a>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hantasy Star II</text:p>
          </table:table-cell>
          <table:table-cell office:value-type="string" calcext:value-type="string">
            <text:p><text:a xlink:href="https://www.igdb.com/games/phantasy-star-ii" xlink:type="simple">https://www.igdb.com/games/phantasy-star-ii</text:a>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attlezone</text:p>
          </table:table-cell>
          <table:table-cell office:value-type="string" calcext:value-type="string">
            <text:p><text:a xlink:href="https://www.igdb.com/games/battlezone--1" xlink:type="simple">https://www.igdb.com/games/battlezone--1</text:a>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mpossible Mission</text:p>
          </table:table-cell>
          <table:table-cell office:value-type="string" calcext:value-type="string">
            <text:p><text:a xlink:href="https://www.igdb.com/games/impossible-mission" xlink:type="simple">https://www.igdb.com/games/impossible-mission</text:a>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Uncharted 4: A Thief's End</text:p>
          </table:table-cell>
          <table:table-cell office:value-type="string" calcext:value-type="string">
            <text:p><text:a xlink:href="https://www.igdb.com/games/uncharted-4-a-thief-s-end" xlink:type="simple">https://www.igdb.com/games/uncharted-4-a-thief-s-end</text:a>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ll of Duty</text:p>
          </table:table-cell>
          <table:table-cell office:value-type="string" calcext:value-type="string">
            <text:p><text:a xlink:href="https://www.igdb.com/games/call-of-duty" xlink:type="simple">https://www.igdb.com/games/call-of-duty</text:a>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<text:a xlink:href="https://www.igdb.com/games/zelda-ii-the-adventure-of-link" xlink:type="simple">https://www.igdb.com/games/zelda-ii-the-adventure-of-link</text:a>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pacewar!</text:p>
          </table:table-cell>
          <table:table-cell office:value-type="string" calcext:value-type="string">
            <text:p><text:a xlink:href="https://www.igdb.com/games/spacewar" xlink:type="simple">https://www.igdb.com/games/spacewar</text:a>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inja Gaiden (2004)</text:p>
          </table:table-cell>
          <table:table-cell office:value-type="string" calcext:value-type="string">
            <text:p><text:a xlink:href="https://www.igdb.com/games/ninja-gaiden" xlink:type="simple">https://www.igdb.com/games/ninja-gaiden</text:a>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ega Man 3</text:p>
          </table:table-cell>
          <table:table-cell office:value-type="string" calcext:value-type="string">
            <text:p><text:a xlink:href="https://www.igdb.com/games/mega-man-3" xlink:type="simple">https://www.igdb.com/games/mega-man-3</text:a>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hosts N Goblins</text:p>
          </table:table-cell>
          <table:table-cell office:value-type="string" calcext:value-type="string">
            <text:p><text:a xlink:href="https://www.igdb.com/games/ghosts-n-goblins--1" xlink:type="simple">https://www.igdb.com/games/ghosts-n-goblins--1</text:a>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ac-Man Championship Edition</text:p>
          </table:table-cell>
          <table:table-cell office:value-type="string" calcext:value-type="string">
            <text:p><text:a xlink:href="https://www.igdb.com/games/pac-man-championship-edition" xlink:type="simple">https://www.igdb.com/games/pac-man-championship-edition</text:a>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rack &amp; Field (Series)</text:p>
          </table:table-cell>
          <table:table-cell office:value-type="string" calcext:value-type="string">
            <text:p><text:a xlink:href="https://www.igdb.com/games/track-field" xlink:type="simple">https://www.igdb.com/games/track-field</text:a>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uper Monkey Ball</text:p>
          </table:table-cell>
          <table:table-cell office:value-type="string" calcext:value-type="string">
            <text:p><text:a xlink:href="https://www.igdb.com/games/super-monkey-ball" xlink:type="simple">https://www.igdb.com/games/super-monkey-ball</text:a>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eet Fighter Alpha 3</text:p>
          </table:table-cell>
          <table:table-cell office:value-type="string" calcext:value-type="string">
            <text:p><text:a xlink:href="https://www.igdb.com/games/street-fighter-alpha-3" xlink:type="simple">https://www.igdb.com/games/street-fighter-alpha-3</text:a>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od Hand</text:p>
          </table:table-cell>
          <table:table-cell office:value-type="string" calcext:value-type="string">
            <text:p><text:a xlink:href="https://www.igdb.com/games/god-hand" xlink:type="simple">https://www.igdb.com/games/god-hand</text:a>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<text:a xlink:href="https://www.igdb.com/games/flower" xlink:type="simple">https://www.igdb.com/games/flower</text:a>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ggle</text:p>
          </table:table-cell>
          <table:table-cell office:value-type="string" calcext:value-type="string">
            <text:p><text:a xlink:href="https://www.igdb.com/games/peggle" xlink:type="simple">https://www.igdb.com/games/peggle</text:a>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ar Wars: X-Wing vs TIE Fighter</text:p>
          </table:table-cell>
          <table:table-cell office:value-type="string" calcext:value-type="string">
            <text:p><text:a xlink:href="https://www.igdb.com/games/star-wars-x-wing-vs-tie-fighter" xlink:type="simple">https://www.igdb.com/games/star-wars-x-wing-vs-tie-fighter</text:a>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ingdom Hearts</text:p>
          </table:table-cell>
          <table:table-cell office:value-type="string" calcext:value-type="string">
            <text:p><text:a xlink:href="https://www.igdb.com/games/kingdom-hearts" xlink:type="simple">https://www.igdb.com/games/kingdom-hearts</text:a>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lite Beat Agents</text:p>
          </table:table-cell>
          <table:table-cell office:value-type="string" calcext:value-type="string">
            <text:p><text:a xlink:href="https://www.igdb.com/games/elite-beat-agents" xlink:type="simple">https://www.igdb.com/games/elite-beat-agents</text:a>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Operative, The: No One Lives Forever</text:p>
          </table:table-cell>
          <table:table-cell office:value-type="string" calcext:value-type="string">
            <text:p><text:a xlink:href="https://www.igdb.com/games/the-operative-no-one-lives-forever" xlink:type="simple">https://www.igdb.com/games/the-operative-no-one-lives-forever</text:a>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ll of Duty 2</text:p>
          </table:table-cell>
          <table:table-cell office:value-type="string" calcext:value-type="string">
            <text:p><text:a xlink:href="https://www.igdb.com/games/call-of-duty-2" xlink:type="simple">https://www.igdb.com/games/call-of-duty-2</text:a>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other 3</text:p>
          </table:table-cell>
          <table:table-cell office:value-type="string" calcext:value-type="string">
            <text:p><text:a xlink:href="https://www.igdb.com/games/mother-3" xlink:type="simple">https://www.igdb.com/games/mother-3</text:a>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ingdom Hearts II</text:p>
          </table:table-cell>
          <table:table-cell office:value-type="string" calcext:value-type="string">
            <text:p><text:a xlink:href="https://www.igdb.com/games/kingdom-hearts-ii" xlink:type="simple">https://www.igdb.com/games/kingdom-hearts-ii</text:a>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and Prix Legends</text:p>
          </table:table-cell>
          <table:table-cell office:value-type="string" calcext:value-type="string">
            <text:p><text:a xlink:href="https://www.igdb.com/games/grand-prix-legends" xlink:type="simple">https://www.igdb.com/games/grand-prix-legends</text:a>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idge Racer</text:p>
          </table:table-cell>
          <table:table-cell office:value-type="string" calcext:value-type="string">
            <text:p><text:a xlink:href="https://www.igdb.com/games/ridge-racer--1" xlink:type="simple">https://www.igdb.com/games/ridge-racer--1</text:a>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entipede</text:p>
          </table:table-cell>
          <table:table-cell office:value-type="string" calcext:value-type="string">
            <text:p><text:a xlink:href="https://www.igdb.com/games/centipede" xlink:type="simple">https://www.igdb.com/games/centipede</text:a>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unt Car Racer</text:p>
          </table:table-cell>
          <table:table-cell office:value-type="string" calcext:value-type="string">
            <text:p><text:a xlink:href="https://www.igdb.com/games/stunt-car-racer" xlink:type="simple">https://www.igdb.com/games/stunt-car-racer</text:a>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owerFall (AKA TowerFall: Ascension)</text:p>
          </table:table-cell>
          <table:table-cell office:value-type="string" calcext:value-type="string">
            <text:p><text:a xlink:href="https://www.igdb.com/games/towerfall-ascension" xlink:type="simple">https://www.igdb.com/games/towerfall-ascension</text:a>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<text:a xlink:href="https://www.igdb.com/games/virtua-fighter-5" xlink:type="simple">https://www.igdb.com/games/virtua-fighter-5</text:a>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yman 2: The Great Escape</text:p>
          </table:table-cell>
          <table:table-cell office:value-type="string" calcext:value-type="string">
            <text:p><text:a xlink:href="https://www.igdb.com/games/rayman-2-the-great-escape" xlink:type="simple">https://www.igdb.com/games/rayman-2-the-great-escape</text:a>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lifornia Games</text:p>
          </table:table-cell>
          <table:table-cell office:value-type="string" calcext:value-type="string">
            <text:p><text:a xlink:href="https://www.igdb.com/games/california-games" xlink:type="simple">https://www.igdb.com/games/california-games</text:a>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ve Online</text:p>
          </table:table-cell>
          <table:table-cell office:value-type="string" calcext:value-type="string">
            <text:p><text:a xlink:href="https://www.igdb.com/games/eve-online" xlink:type="simple">https://www.igdb.com/games/eve-online</text:a>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uardian Heroes</text:p>
          </table:table-cell>
          <table:table-cell office:value-type="string" calcext:value-type="string">
            <text:p><text:a xlink:href="https://www.igdb.com/games/guardian-heroes" xlink:type="simple">https://www.igdb.com/games/guardian-heroes</text:a>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per Smash Bros. Brawl</text:p>
          </table:table-cell>
          <table:table-cell office:value-type="string" calcext:value-type="string">
            <text:p><text:a xlink:href="https://www.igdb.com/games/super-smash-bros-brawl" xlink:type="simple">https://www.igdb.com/games/super-smash-bros-brawl</text:a>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arthworm Jim</text:p>
          </table:table-cell>
          <table:table-cell office:value-type="string" calcext:value-type="string">
            <text:p><text:a xlink:href="https://www.igdb.com/games/earthworm-jim" xlink:type="simple">https://www.igdb.com/games/earthworm-jim</text:a>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<text:a xlink:href="https://www.igdb.com/games/worms" xlink:type="simple">https://www.igdb.com/games/worms</text:a>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ot Shots Golf (Series)</text:p>
          </table:table-cell>
          <table:table-cell office:value-type="string" calcext:value-type="string">
            <text:p><text:a xlink:href="https://www.igdb.com/games/hot-shots-golf--1" xlink:type="simple">https://www.igdb.com/games/hot-shots-golf--1</text:a>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lpha Centauri</text:p>
          </table:table-cell>
          <table:table-cell office:value-type="string" calcext:value-type="string">
            <text:p><text:a xlink:href="https://www.igdb.com/games/sid-meier-s-alpha-centauri" xlink:type="simple">https://www.igdb.com/games/sid-meier-s-alpha-centauri</text:a>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ve Story</text:p>
          </table:table-cell>
          <table:table-cell office:value-type="string" calcext:value-type="string">
            <text:p><text:a xlink:href="https://www.igdb.com/games/cave-story" xlink:type="simple">https://www.igdb.com/games/cave-story</text:a>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orld Ends With You, The</text:p>
          </table:table-cell>
          <table:table-cell office:value-type="string" calcext:value-type="string">
            <text:p><text:a xlink:href="https://www.igdb.com/games/the-world-ends-with-you" xlink:type="simple">https://www.igdb.com/games/the-world-ends-with-you</text:a>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nic Miner</text:p>
          </table:table-cell>
          <table:table-cell office:value-type="string" calcext:value-type="string">
            <text:p><text:a xlink:href="https://www.igdb.com/games/manic-miner" xlink:type="simple">https://www.igdb.com/games/manic-miner</text:a>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ragon's Lair</text:p>
          </table:table-cell>
          <table:table-cell office:value-type="string" calcext:value-type="string">
            <text:p><text:a xlink:href="https://www.igdb.com/games/dragon-s-lair" xlink:type="simple">https://www.igdb.com/games/dragon-s-lair</text:a>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ewtiful Joe</text:p>
          </table:table-cell>
          <table:table-cell office:value-type="string" calcext:value-type="string">
            <text:p><text:a xlink:href="https://www.igdb.com/games/viewtiful-joe" xlink:type="simple">https://www.igdb.com/games/viewtiful-joe</text:a>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hoenix Wright: Ace Attorney</text:p>
          </table:table-cell>
          <table:table-cell office:value-type="string" calcext:value-type="string">
            <text:p><text:a xlink:href="https://www.igdb.com/games/phoenix-wright-ace-attorney" xlink:type="simple">https://www.igdb.com/games/phoenix-wright-ace-attorney</text:a>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omberman</text:p>
          </table:table-cell>
          <table:table-cell office:value-type="string" calcext:value-type="string">
            <text:p><text:a xlink:href="https://www.igdb.com/games/bomberman" xlink:type="simple">https://www.igdb.com/games/bomberman</text:a>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Xenoblade Chronicles</text:p>
          </table:table-cell>
          <table:table-cell office:value-type="string" calcext:value-type="string">
            <text:p><text:a xlink:href="https://www.igdb.com/games/xenoblade-chronicles" xlink:type="simple">https://www.igdb.com/games/xenoblade-chronicles</text:a>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uper Castlevania IV</text:p>
          </table:table-cell>
          <table:table-cell office:value-type="string" calcext:value-type="string">
            <text:p><text:a xlink:href="https://www.igdb.com/games/super-castlevania-iv" xlink:type="simple">https://www.igdb.com/games/super-castlevania-iv</text:a>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<text:a xlink:href="https://www.igdb.com/games/shinobi" xlink:type="simple">https://www.igdb.com/games/shinobi</text:a>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ndiana Jones and the Fate of Atlantis</text:p>
          </table:table-cell>
          <table:table-cell office:value-type="string" calcext:value-type="string">
            <text:p><text:a xlink:href="https://www.igdb.com/games/indiana-jones-and-the-fate-of-atlantis--1" xlink:type="simple">https://www.igdb.com/games/indiana-jones-and-the-fate-of-atlantis--1</text:a>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<text:a xlink:href="https://www.igdb.com/games/tempest" xlink:type="simple">https://www.igdb.com/games/tempest</text:a>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<text:a xlink:href="https://www.igdb.com/games/head-over-heels" xlink:type="simple">https://www.igdb.com/games/head-over-heels</text:a>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ilotwings</text:p>
          </table:table-cell>
          <table:table-cell office:value-type="string" calcext:value-type="string">
            <text:p><text:a xlink:href="https://www.igdb.com/games/pilotwings" xlink:type="simple">https://www.igdb.com/games/pilotwings</text:a>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rash Bandicoot</text:p>
          </table:table-cell>
          <table:table-cell office:value-type="string" calcext:value-type="string">
            <text:p><text:a xlink:href="https://www.igdb.com/games/crash-bandicoot" xlink:type="simple">https://www.igdb.com/games/crash-bandicoot</text:a>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imCity 3000</text:p>
          </table:table-cell>
          <table:table-cell office:value-type="string" calcext:value-type="string">
            <text:p><text:a xlink:href="https://www.igdb.com/games/simcity-3000" xlink:type="simple">https://www.igdb.com/games/simcity-3000</text:a>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et Set Radio Future</text:p>
          </table:table-cell>
          <table:table-cell office:value-type="string" calcext:value-type="string">
            <text:p><text:a xlink:href="https://www.igdb.com/games/jet-set-radio-future" xlink:type="simple">https://www.igdb.com/games/jet-set-radio-future</text:a>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stlevania III: Dracula's Curse</text:p>
          </table:table-cell>
          <table:table-cell office:value-type="string" calcext:value-type="string">
            <text:p><text:a xlink:href="https://www.igdb.com/games/castlevania-iii-dracula-s-curse" xlink:type="simple">https://www.igdb.com/games/castlevania-iii-dracula-s-curse</text:a>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inal Fantasy IX</text:p>
          </table:table-cell>
          <table:table-cell office:value-type="string" calcext:value-type="string">
            <text:p><text:a xlink:href="https://www.igdb.com/games/final-fantasy-ix" xlink:type="simple">https://www.igdb.com/games/final-fantasy-ix</text:a>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ole Position</text:p>
          </table:table-cell>
          <table:table-cell office:value-type="string" calcext:value-type="string">
            <text:p><text:a xlink:href="https://www.igdb.com/games/pole-position" xlink:type="simple">https://www.igdb.com/games/pole-position</text:a>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layerUnknown's Battlegrounds</text:p>
          </table:table-cell>
          <table:table-cell office:value-type="string" calcext:value-type="string">
            <text:p><text:a xlink:href="https://www.igdb.com/games/pubg-battlegrounds" xlink:type="simple">https://www.igdb.com/games/pubg-battlegrounds</text:a>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fter Burner</text:p>
          </table:table-cell>
          <table:table-cell office:value-type="string" calcext:value-type="string">
            <text:p><text:a xlink:href="https://www.igdb.com/games/after-burner" xlink:type="simple">https://www.igdb.com/games/after-burner</text:a>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egacy of Kain: Soul Reaver</text:p>
          </table:table-cell>
          <table:table-cell office:value-type="string" calcext:value-type="string">
            <text:p><text:a xlink:href="https://www.igdb.com/games/legacy-of-kain-soul-reaver" xlink:type="simple">https://www.igdb.com/games/legacy-of-kain-soul-reaver</text:a>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ing Commander II: Vengeance of the Kilrathi</text:p>
          </table:table-cell>
          <table:table-cell office:value-type="string" calcext:value-type="string">
            <text:p><text:a xlink:href="https://www.igdb.com/games/wing-commander-ii-vengeance-of-the-kilrathi" xlink:type="simple">https://www.igdb.com/games/wing-commander-ii-vengeance-of-the-kilrathi</text:a>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ing's Quest VI: Heir Today, Gone Tomorrow</text:p>
          </table:table-cell>
          <table:table-cell office:value-type="string" calcext:value-type="string">
            <text:p><text:a xlink:href="https://www.igdb.com/games/king-s-quest-vi-heir-today-gone-tomorrow" xlink:type="simple">https://www.igdb.com/games/king-s-quest-vi-heir-today-gone-tomorrow</text:a>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onic the Hedgehog 3</text:p>
          </table:table-cell>
          <table:table-cell office:value-type="string" calcext:value-type="string">
            <text:p><text:a xlink:href="https://www.igdb.com/games/sonic-the-hedgehog-3" xlink:type="simple">https://www.igdb.com/games/sonic-the-hedgehog-3</text:a>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x Payne 2: The Fall of Max Payne</text:p>
          </table:table-cell>
          <table:table-cell office:value-type="string" calcext:value-type="string">
            <text:p><text:a xlink:href="https://www.igdb.com/games/max-payne-2-the-fall-of-max-payne" xlink:type="simple">https://www.igdb.com/games/max-payne-2-the-fall-of-max-payne</text:a>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arcraft: Orcs &amp; Humans</text:p>
          </table:table-cell>
          <table:table-cell office:value-type="string" calcext:value-type="string">
            <text:p><text:a xlink:href="https://www.igdb.com/games/warcraft-orcs-humans" xlink:type="simple">https://www.igdb.com/games/warcraft-orcs-humans</text:a>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natcher</text:p>
          </table:table-cell>
          <table:table-cell office:value-type="string" calcext:value-type="string">
            <text:p><text:a xlink:href="https://www.igdb.com/games/snatcher--1" xlink:type="simple">https://www.igdb.com/games/snatcher--1</text:a>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Ultima III: Exodus</text:p>
          </table:table-cell>
          <table:table-cell office:value-type="string" calcext:value-type="string">
            <text:p><text:a xlink:href="https://www.igdb.com/games/ultima-iii-exodus" xlink:type="simple">https://www.igdb.com/games/ultima-iii-exodus</text:a>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Ultima V: Warriors of Destiny</text:p>
          </table:table-cell>
          <table:table-cell office:value-type="string" calcext:value-type="string">
            <text:p><text:a xlink:href="https://www.igdb.com/games/ultima-v-warriors-of-destiny" xlink:type="simple">https://www.igdb.com/games/ultima-v-warriors-of-destiny</text:a>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tanfall 2</text:p>
          </table:table-cell>
          <table:table-cell office:value-type="string" calcext:value-type="string">
            <text:p><text:a xlink:href="https://www.igdb.com/games/titanfall-2" xlink:type="simple">https://www.igdb.com/games/titanfall-2</text:a>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Ultima VI: The False Prophet</text:p>
          </table:table-cell>
          <table:table-cell office:value-type="string" calcext:value-type="string">
            <text:p><text:a xlink:href="https://www.igdb.com/games/ultima-vi-the-false-prophet" xlink:type="simple">https://www.igdb.com/games/ultima-vi-the-false-prophet</text:a>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nternational Karate +</text:p>
          </table:table-cell>
          <table:table-cell office:value-type="string" calcext:value-type="string">
            <text:p><text:a xlink:href="https://www.igdb.com/games/international-karate-plus" xlink:type="simple">https://www.igdb.com/games/international-karate-plus</text:a>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ar Raiders</text:p>
          </table:table-cell>
          <table:table-cell office:value-type="string" calcext:value-type="string">
            <text:p><text:a xlink:href="https://www.igdb.com/games/star-raiders" xlink:type="simple">https://www.igdb.com/games/star-raiders</text:a>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hining Force II</text:p>
          </table:table-cell>
          <table:table-cell office:value-type="string" calcext:value-type="string">
            <text:p><text:a xlink:href="https://www.igdb.com/games/shining-force-ii" xlink:type="simple">https://www.igdb.com/games/shining-force-ii</text:a>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unt the Wumpus</text:p>
          </table:table-cell>
          <table:table-cell office:value-type="string" calcext:value-type="string">
            <text:p><text:a xlink:href="https://www.igdb.com/games/hunt-the-wumpus" xlink:type="simple">https://www.igdb.com/games/hunt-the-wumpus</text:a>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etHack</text:p>
          </table:table-cell>
          <table:table-cell office:value-type="string" calcext:value-type="string">
            <text:p><text:a xlink:href="https://www.igdb.com/games/nethack" xlink:type="simple">https://www.igdb.com/games/nethack</text:a>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uckTales</text:p>
          </table:table-cell>
          <table:table-cell office:value-type="string" calcext:value-type="string">
            <text:p><text:a xlink:href="https://www.igdb.com/games/ducktales" xlink:type="simple">https://www.igdb.com/games/ducktales</text:a>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uper Mario Sunshine</text:p>
          </table:table-cell>
          <table:table-cell office:value-type="string" calcext:value-type="string">
            <text:p><text:a xlink:href="https://www.igdb.com/games/super-mario-sunshine" xlink:type="simple">https://www.igdb.com/games/super-mario-sunshine</text:a>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wisted Metal 2</text:p>
          </table:table-cell>
          <table:table-cell office:value-type="string" calcext:value-type="string">
            <text:p><text:a xlink:href="https://www.igdb.com/games/twisted-metal-2" xlink:type="simple">https://www.igdb.com/games/twisted-metal-2</text:a>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<text:a xlink:href="https://www.igdb.com/games/archon" xlink:type="simple">https://www.igdb.com/games/archon</text:a>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umines</text:p>
          </table:table-cell>
          <table:table-cell office:value-type="string" calcext:value-type="string">
            <text:p><text:a xlink:href="https://www.igdb.com/games/lumines" xlink:type="simple">https://www.igdb.com/games/lumines</text:a>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uper Puzzle Fighter II Turbo</text:p>
          </table:table-cell>
          <table:table-cell office:value-type="string" calcext:value-type="string">
            <text:p><text:a xlink:href="https://www.igdb.com/games/super-puzzle-fighter-ii-turbo" xlink:type="simple">https://www.igdb.com/games/super-puzzle-fighter-ii-turbo</text:a>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xcitebike</text:p>
          </table:table-cell>
          <table:table-cell office:value-type="string" calcext:value-type="string">
            <text:p><text:a xlink:href="https://www.igdb.com/games/excitebike" xlink:type="simple">https://www.igdb.com/games/excitebike</text:a>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aradroid</text:p>
          </table:table-cell>
          <table:table-cell office:value-type="string" calcext:value-type="string">
            <text:p><text:a xlink:href="https://www.igdb.com/games/paradroid" xlink:type="simple">https://www.igdb.com/games/paradroid</text:a>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<text:a xlink:href="https://www.igdb.com/games/paperboy" xlink:type="simple">https://www.igdb.com/games/paperboy</text:a>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ootball Manager [1982-1992] (Series)</text:p>
          </table:table-cell>
          <table:table-cell office:value-type="string" calcext:value-type="string">
            <text:p><text:a xlink:href="https://www.igdb.com/games/football-manager" xlink:type="simple">https://www.igdb.com/games/football-manager</text:a>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eenage Mutant Ninja Turtles: Turtles in Time</text:p>
          </table:table-cell>
          <table:table-cell office:value-type="string" calcext:value-type="string">
            <text:p><text:a xlink:href="https://www.igdb.com/games/teenage-mutant-ninja-turtles-turtles-in-time--1" xlink:type="simple">https://www.igdb.com/games/teenage-mutant-ninja-turtles-turtles-in-time--1</text:a>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ronicles of Riddick, The: Escape From Butcher Bay</text:p>
          </table:table-cell>
          <table:table-cell office:value-type="string" calcext:value-type="string">
            <text:p><text:a xlink:href="https://www.igdb.com/games/the-chronicles-of-riddick-escape-from-butcher-bay" xlink:type="simple">https://www.igdb.com/games/the-chronicles-of-riddick-escape-from-butcher-bay</text:a>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irby's Adventure</text:p>
          </table:table-cell>
          <table:table-cell office:value-type="string" calcext:value-type="string">
            <text:p><text:a xlink:href="https://www.igdb.com/games/kirby-adventure" xlink:type="simple">https://www.igdb.com/games/kirby-adventure</text:a>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. Mario</text:p>
          </table:table-cell>
          <table:table-cell office:value-type="string" calcext:value-type="string">
            <text:p><text:a xlink:href="https://www.igdb.com/games/dr-mario" xlink:type="simple">https://www.igdb.com/games/dr-mario</text:a>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<text:a xlink:href="https://www.igdb.com/games/snake" xlink:type="simple">https://www.igdb.com/games/snake</text:a>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Harvest Moon</text:p>
          </table:table-cell>
          <table:table-cell office:value-type="string" calcext:value-type="string">
            <text:p><text:a xlink:href="https://www.igdb.com/games/harvest-moon" xlink:type="simple">https://www.igdb.com/games/harvest-moon</text:a>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<text:a xlink:href="https://www.igdb.com/games/god-of-war-iii" xlink:type="simple">https://www.igdb.com/games/god-of-war-iii</text:a>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al Fantasy XII</text:p>
          </table:table-cell>
          <table:table-cell office:value-type="string" calcext:value-type="string">
            <text:p><text:a xlink:href="https://www.igdb.com/games/final-fantasy-xii" xlink:type="simple">https://www.igdb.com/games/final-fantasy-xii</text:a>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ac-Man Championship Edition DX</text:p>
          </table:table-cell>
          <table:table-cell office:value-type="string" calcext:value-type="string">
            <text:p><text:a xlink:href="https://www.igdb.com/games/pac-man-championship-edition-dx" xlink:type="simple">https://www.igdb.com/games/pac-man-championship-edition-dx</text:a>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onder Boy III: The Dragon's Trap</text:p>
          </table:table-cell>
          <table:table-cell office:value-type="string" calcext:value-type="string">
            <text:p><text:a xlink:href="https://www.igdb.com/games/wonder-boy-iii-the-dragons-trap" xlink:type="simple">https://www.igdb.com/games/wonder-boy-iii-the-dragons-trap</text:a>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rand Theft Auto</text:p>
          </table:table-cell>
          <table:table-cell office:value-type="string" calcext:value-type="string">
            <text:p><text:a xlink:href="https://www.igdb.com/games/grand-theft-auto" xlink:type="simple">https://www.igdb.com/games/grand-theft-auto</text:a>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niac Mansion</text:p>
          </table:table-cell>
          <table:table-cell office:value-type="string" calcext:value-type="string">
            <text:p><text:a xlink:href="https://www.igdb.com/games/maniac-mansion" xlink:type="simple">https://www.igdb.com/games/maniac-mansion</text:a>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heme Park</text:p>
          </table:table-cell>
          <table:table-cell office:value-type="string" calcext:value-type="string">
            <text:p><text:a xlink:href="https://www.igdb.com/games/theme-park" xlink:type="simple">https://www.igdb.com/games/theme-park</text:a>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uyo Puyo (AKA Dr. Robotnik's Mean Bean Machine AKA Kirby Avalanche)</text:p>
          </table:table-cell>
          <table:table-cell office:value-type="string" calcext:value-type="string">
            <text:p><text:a xlink:href="https://www.igdb.com/games/dr-robotnik-s-mean-bean-machine" xlink:type="simple">https://www.igdb.com/games/dr-robotnik-s-mean-bean-machine</text:a>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<text:a xlink:href="https://www.igdb.com/games/assassins-creed-iv-black-flag" xlink:type="simple">https://www.igdb.com/games/assassins-creed-iv-black-flag</text:a>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<text:a xlink:href="https://www.igdb.com/games/dig-dug" xlink:type="simple">https://www.igdb.com/games/dig-dug</text:a>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GA Tour Golf / Tiger Woods PGA Tour (Series)</text:p>
          </table:table-cell>
          <table:table-cell office:value-type="string" calcext:value-type="string">
            <text:p><text:a xlink:href="https://www.igdb.com/games/tiger-woods-99-pga-tour-golf" xlink:type="simple">https://www.igdb.com/games/tiger-woods-99-pga-tour-golf</text:a>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olden Axe</text:p>
          </table:table-cell>
          <table:table-cell office:value-type="string" calcext:value-type="string">
            <text:p><text:a xlink:href="https://www.igdb.com/games/golden-axe" xlink:type="simple">https://www.igdb.com/games/golden-axe</text:a>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py Hunter</text:p>
          </table:table-cell>
          <table:table-cell office:value-type="string" calcext:value-type="string">
            <text:p><text:a xlink:href="https://www.igdb.com/games/spy-hunter" xlink:type="simple">https://www.igdb.com/games/spy-hunter</text:a>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eometry Wars: Retro Evolved 2</text:p>
          </table:table-cell>
          <table:table-cell office:value-type="string" calcext:value-type="string">
            <text:p><text:a xlink:href="https://www.igdb.com/games/geometry-wars-retro-evolved-2" xlink:type="simple">https://www.igdb.com/games/geometry-wars-retro-evolved-2</text:a>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ainbow Islands: The Story of Bubble Bobble 2</text:p>
          </table:table-cell>
          <table:table-cell office:value-type="string" calcext:value-type="string">
            <text:p><text:a xlink:href="https://www.igdb.com/games/rainbow-islands-story-of-the-bubble-bobble-2" xlink:type="simple">https://www.igdb.com/games/rainbow-islands-story-of-the-bubble-bobble-2</text:a>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able II</text:p>
          </table:table-cell>
          <table:table-cell office:value-type="string" calcext:value-type="string">
            <text:p><text:a xlink:href="https://www.igdb.com/games/fable-ii" xlink:type="simple">https://www.igdb.com/games/fable-ii</text:a>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om (2016)</text:p>
          </table:table-cell>
          <table:table-cell office:value-type="string" calcext:value-type="string">
            <text:p><text:a xlink:href="https://www.igdb.com/games/doom--2" xlink:type="simple">https://www.igdb.com/games/doom--2</text:a>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icro Machines</text:p>
          </table:table-cell>
          <table:table-cell office:value-type="string" calcext:value-type="string">
            <text:p><text:a xlink:href="https://www.igdb.com/games/micro-machines" xlink:type="simple">https://www.igdb.com/games/micro-machines</text:a>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onic and Knuckles</text:p>
          </table:table-cell>
          <table:table-cell office:value-type="string" calcext:value-type="string">
            <text:p><text:a xlink:href="https://www.igdb.com/games/sonic-and-knuckles" xlink:type="simple">https://www.igdb.com/games/sonic-and-knuckles</text:a>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<text:a xlink:href="https://www.igdb.com/games/vanquish" xlink:type="simple">https://www.igdb.com/games/vanquish</text:a>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Killer 7</text:p>
          </table:table-cell>
          <table:table-cell office:value-type="string" calcext:value-type="string">
            <text:p><text:a xlink:href="https://www.igdb.com/games/killer7" xlink:type="simple">https://www.igdb.com/games/killer7</text:a>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ddworld: Abe’s Oddyssee</text:p>
          </table:table-cell>
          <table:table-cell office:value-type="string" calcext:value-type="string">
            <text:p><text:a xlink:href="https://www.igdb.com/games/oddworld-abe-s-oddysee" xlink:type="simple">https://www.igdb.com/games/oddworld-abe-s-oddysee</text:a>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efense of the Ancients (AKA DotA)</text:p>
          </table:table-cell>
          <table:table-cell office:value-type="string" calcext:value-type="string">
            <text:p><text:a xlink:href="https://www.igdb.com/games/defense-of-the-ancients" xlink:type="simple">https://www.igdb.com/games/defense-of-the-ancients</text:a>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<text:a xlink:href="https://www.igdb.com/games/assassins-creed-brotherhood" xlink:type="simple">https://www.igdb.com/games/assassins-creed-brotherhood</text:a>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ast Express, The</text:p>
          </table:table-cell>
          <table:table-cell office:value-type="string" calcext:value-type="string">
            <text:p><text:a xlink:href="https://www.igdb.com/games/the-last-express" xlink:type="simple">https://www.igdb.com/games/the-last-express</text:a>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nd Prix 2</text:p>
          </table:table-cell>
          <table:table-cell office:value-type="string" calcext:value-type="string">
            <text:p><text:a xlink:href="https://www.igdb.com/games/grand-prix-ii" xlink:type="simple">https://www.igdb.com/games/grand-prix-ii</text:a>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Ultima II: The Revenge of the Enchantress</text:p>
          </table:table-cell>
          <table:table-cell office:value-type="string" calcext:value-type="string">
            <text:p><text:a xlink:href="https://www.igdb.com/games/ultima-ii-the-revenge-of-the-enchantress" xlink:type="simple">https://www.igdb.com/games/ultima-ii-the-revenge-of-the-enchantress</text:a>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Ultima Underworld II: Labyrinth of Worlds</text:p>
          </table:table-cell>
          <table:table-cell office:value-type="string" calcext:value-type="string">
            <text:p><text:a xlink:href="https://www.igdb.com/games/ultima-underworld-ii-labyrinth-of-worlds" xlink:type="simple">https://www.igdb.com/games/ultima-underworld-ii-labyrinth-of-worlds</text:a>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Ultima VII Part Two: Serpent Isle</text:p>
          </table:table-cell>
          <table:table-cell office:value-type="string" calcext:value-type="string">
            <text:p><text:a xlink:href="https://www.igdb.com/games/ultima-vii-part-two-serpent-isle" xlink:type="simple">https://www.igdb.com/games/ultima-vii-part-two-serpent-isle</text:a>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<text:a xlink:href="https://www.igdb.com/games/metal-gear-solid-v-the-phantom-pain" xlink:type="simple">https://www.igdb.com/games/metal-gear-solid-v-the-phantom-pain</text:a>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oad Rash II</text:p>
          </table:table-cell>
          <table:table-cell office:value-type="string" calcext:value-type="string">
            <text:p><text:a xlink:href="https://www.igdb.com/games/road-rash-ii" xlink:type="simple">https://www.igdb.com/games/road-rash-ii</text:a>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omb Raider II</text:p>
          </table:table-cell>
          <table:table-cell office:value-type="string" calcext:value-type="string">
            <text:p><text:a xlink:href="https://www.igdb.com/games/tomb-raider-ii" xlink:type="simple">https://www.igdb.com/games/tomb-raider-ii</text:a>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ungeon Keeper</text:p>
          </table:table-cell>
          <table:table-cell office:value-type="string" calcext:value-type="string">
            <text:p><text:a xlink:href="https://www.igdb.com/games/dungeon-keeper" xlink:type="simple">https://www.igdb.com/games/dungeon-keeper</text:a>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nnon Fodder</text:p>
          </table:table-cell>
          <table:table-cell office:value-type="string" calcext:value-type="string">
            <text:p><text:a xlink:href="https://www.igdb.com/games/cannon-fodder" xlink:type="simple">https://www.igdb.com/games/cannon-fodder</text:a>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cco the Dolphin</text:p>
          </table:table-cell>
          <table:table-cell office:value-type="string" calcext:value-type="string">
            <text:p><text:a xlink:href="https://www.igdb.com/games/ecco-the-dolphin" xlink:type="simple">https://www.igdb.com/games/ecco-the-dolphin</text:a>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<text:a xlink:href="https://www.igdb.com/games/descent" xlink:type="simple">https://www.igdb.com/games/descent</text:a>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Jet Set Willy</text:p>
          </table:table-cell>
          <table:table-cell office:value-type="string" calcext:value-type="string">
            <text:p><text:a xlink:href="https://www.igdb.com/games/jet-set-willy" xlink:type="simple">https://www.igdb.com/games/jet-set-willy</text:a>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efender of the Crown</text:p>
          </table:table-cell>
          <table:table-cell office:value-type="string" calcext:value-type="string">
            <text:p><text:a xlink:href="https://www.igdb.com/games/defender-of-the-crown" xlink:type="simple">https://www.igdb.com/games/defender-of-the-crown</text:a>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able</text:p>
          </table:table-cell>
          <table:table-cell office:value-type="string" calcext:value-type="string">
            <text:p><text:a xlink:href="https://www.igdb.com/games/fable" xlink:type="simple">https://www.igdb.com/games/fable</text:a>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mputer Space</text:p>
          </table:table-cell>
          <table:table-cell office:value-type="string" calcext:value-type="string">
            <text:p><text:a xlink:href="https://www.igdb.com/games/computer-space" xlink:type="simple">https://www.igdb.com/games/computer-space</text:a>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ran Trak 10</text:p>
          </table:table-cell>
          <table:table-cell office:value-type="string" calcext:value-type="string">
            <text:p><text:a xlink:href="https://www.igdb.com/games/gran-trak-10" xlink:type="simple">https://www.igdb.com/games/gran-trak-10</text:a>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Jagged Alliance 2</text:p>
          </table:table-cell>
          <table:table-cell office:value-type="string" calcext:value-type="string">
            <text:p><text:a xlink:href="https://www.igdb.com/games/jagged-alliance-2" xlink:type="simple">https://www.igdb.com/games/jagged-alliance-2</text:a>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alaxian</text:p>
          </table:table-cell>
          <table:table-cell office:value-type="string" calcext:value-type="string">
            <text:p><text:a xlink:href="https://www.igdb.com/games/galaxian" xlink:type="simple">https://www.igdb.com/games/galaxian</text:a>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ib Ribbon</text:p>
          </table:table-cell>
          <table:table-cell office:value-type="string" calcext:value-type="string">
            <text:p><text:a xlink:href="https://www.igdb.com/games/vib-ribbon" xlink:type="simple">https://www.igdb.com/games/vib-ribbon</text:a>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ragon's Dogma</text:p>
          </table:table-cell>
          <table:table-cell office:value-type="string" calcext:value-type="string">
            <text:p><text:a xlink:href="https://www.igdb.com/games/dragon-s-dogma" xlink:type="simple">https://www.igdb.com/games/dragon-s-dogma</text:a>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hantasy Star</text:p>
          </table:table-cell>
          <table:table-cell office:value-type="string" calcext:value-type="string">
            <text:p><text:a xlink:href="https://www.igdb.com/games/phantasy-star" xlink:type="simple">https://www.igdb.com/games/phantasy-star</text:a></text:p>
          </table:table-cell>
          <table:table-cell/>
        </table:table-row>
        <table:table-row table:style-name="ro2" table:number-rows-repeated="49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5:49:10.426000000</meta:creation-date>
    <dc:date>2023-07-26T10:17:29.491441011</dc:date>
    <meta:editing-duration>PT2H17M7S</meta:editing-duration>
    <meta:editing-cycles>12</meta:editing-cycles>
    <meta:generator>LibreOffice/7.3.7.2$Linux_X86_64 LibreOffice_project/30$Build-2</meta:generator>
    <meta:document-statistic meta:table-count="1" meta:cell-count="1500" meta:object-count="0"/>
  </office:meta>
</office:document-meta>
</file>